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fo:margin-bottom="0.1667in"/>
      <style:text-properties style:font-name="Heiti TC Light" fo:font-size="12.0pt"/>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style:font-name="Apple Color Emoji"/>
    </style:style>
    <style:style style:name="T6" style:family="text">
      <style:text-properties style:font-name="LiSong Pro Light"/>
    </style:style>
    <style:style style:name="TableColumn1" style:family="table-column">
      <style:table-column-properties style:column-width="3.4625in" style:rel-column-width="32767*"/>
    </style:style>
  </office:automatic-styles>
  <office:body>
    <office:text>
      <text:p text:style-name="P1"/>
      <text:p text:style-name="P2">許世勤   |  2022.04.22 09:02   |   <text:a xlink:type="simple" xlink:href="http://palinfo.habago.org/Entry?Command=Information_PrintForum#FORUM42243"><text:span text:style-name="T1">#</text:span></text:a></text:p>
      <text:p text:style-name="P3">美籍部落客兼記者Gonzalo Lira因為報導俄烏衝突，被Zelensky及亞速營點名，目前下落不明，據傳有可能已經被烏克蘭納粹綁架甚至斬首。 <text:line-break/><text:line-break/><text:a xlink:type="simple" xlink:href="https://www.rt.com/russia/554256-lira-blogger-ukraine-missing/"><text:span text:style-name="T2">https://www.rt.com/russia/554256-lira-blogger-ukraine-missing/</text:span></text:a><text:s/><text:line-break/><text:line-break/>以往以愛好自由民主人權自居的美國及西方政客，對此事件倒是靜悄悄的。如果Gonzalo不是在烏克蘭失蹤，而是在俄羅斯失蹤，現在西方世界大概會大聲譴責俄羅斯侵犯報導自由、侵犯人權，並要求俄羅斯放人等。</text:p>
      <text:p text:style-name="P2">鄭豐遠   |  2022.04.22 09:01   |   <text:a xlink:type="simple" xlink:href="http://palinfo.habago.org/Entry?Command=Information_PrintForum#FORUM42242"><text:span text:style-name="T1">#</text:span></text:a></text:p>
      <text:p text:style-name="P4">外交部：阿桑奇被引渡到美国让人看清美国政府的伪善面目 <text:line-break/><text:a xlink:type="simple" xlink:href="https://youtu.be/HiY-puAld30"><text:span text:style-name="T2">https://youtu.be/HiY-puAld30</text:span></text:a><text:s/><text:line-break/><text:line-break/>汪文斌:"阿桑奇的命运告诉人们，揭露别国的所谓“暴行”就是英雄，揭露美国的丑闻就是犯罪，这就是美式“言论和新闻自由”的实质。" <text:line-break/></text:p>
      <text:p text:style-name="P2">陳真   |  2022.04.22 02:56   |   <text:a xlink:type="simple" xlink:href="http://palinfo.habago.org/Entry?Command=Information_PrintForum#FORUM42241"><text:span text:style-name="T1">#</text:span></text:a></text:p>
      <text:p text:style-name="P3">看不懂你在寫什麼。請講大白話。</text:p>
      <text:p text:style-name="P2">赤   |  2022.04.22 01:03   |   <text:a xlink:type="simple" xlink:href="http://palinfo.habago.org/Entry?Command=Information_PrintForum#FORUM42240"><text:span text:style-name="T1">#</text:span></text:a></text:p>
      <text:p text:style-name="P4">校園內又出現某輪子教的座談會，內容不外乎播放所謂的「迫害紀錄片」，要不就是宣傳他們的「藝術團」，每隔一段時間就會出現一場這樣子的座談會，主講人也總是是那幾個組織圈內人，公佈欄和周圍店家都可見他們的宣傳單，真是倍感噁心。 </text:p>
      <text:p text:style-name="P2">懷軒   |  2022.04.20 18:42   |   <text:a xlink:type="simple" xlink:href="http://palinfo.habago.org/Entry?Command=Information_PrintForum&amp;iPage=1#FORUM42239"><text:span text:style-name="T1">#</text:span></text:a></text:p>
      <text:p text:style-name="P5"><text:span text:style-name="T3">英國法院發出了阿桑吉的引渡命令，現在就只等英國內政大臣簽字授權，阿桑吉就將被引渡去美國受審。 <text:line-break/><text:line-break/></text:span><text:a xlink:type="simple" xlink:href="https://www.rt.com/news/554209-london-court-assange-extradition/"><text:span text:style-name="T4">https://www.rt.com/news/554209-london-court-assange-extradition/</text:span></text:a></text:p>
      <text:p text:style-name="P2">和光同塵   |  2022.04.20 17:41   |   <text:a xlink:type="simple" xlink:href="http://palinfo.habago.org/Entry?Command=Information_PrintForum&amp;iPage=1#FORUM42238"><text:span text:style-name="T1">#</text:span></text:a></text:p>
      <text:p text:style-name="P4"><text:a xlink:type="simple" xlink:href="https://rudana.com.ua/uk/news/pihota-syla-znayomtes-ce-93-okrema-mehanizovana-brygada-holodnyy-yar-foto"><text:span text:style-name="T2">https://rudana.com.ua/uk/news/pihota-syla-znayomtes-ce-93-okrema-mehanizovana-brygada-holodnyy-yar-foto</text:span></text:a><text:s/><text:line-break/><text:line-break/>1) 唉…，第一张照片的几位老兄哪里像是职业军人了？何不改行做喜剧演员或者就回家种田了？怎就踏入这杀戮战场？中间老者似乎是懂行的，満脸苍桑待死之貌。 <text:line-break/><text:line-break/>2) 政治实在是修罗鬼刹之学，如不小心掌舵便可能将整个民族置入万劫不复之地。高道德情操的鄉愿蠢蛋如马英九之辈可能到最后都不知道自己曾经犯下的严重大错。</text:p>
      <text:p text:style-name="P2">陳真   |  2022.04.20 10:16   |   <text:a xlink:type="simple" xlink:href="http://palinfo.habago.org/Entry?Command=Information_PrintForum&amp;iPage=1#FORUM42237"><text:span text:style-name="T1">#</text:span></text:a></text:p>
      <text:p text:style-name="P3">(又續) <text:line-break/><text:line-break/>我們平常開藥給病人，會跟他說這些藥大概有哪些療效與可能的副作用，藥袋上往往會列出一長串副作用清單。我們不會只跟他說吃藥好棒哦！多少還是會讓他知道一些潛在風險或常見的副作用。 <text:line-break/><text:line-break/>但是，你看台灣所謂政府卻不是這樣，他只想騙你，當他希望你這樣時，他就說這樣有多棒哦！當他希望你那樣時，他又說那樣有多好！各位不妨想想這個人渣黨對萊豬與日本輻射食物的前後態度就能明白這些混蛋政客是如何操弄。對他個人有利時，他就講這樣，對他個人不利時，他又馬上改口講那樣，一下子說會滅國滅種，一下又說萊豬輻食好吃、環保又健康，是健康食品。它媽的真是什麼話都敢講。 <text:line-break/><text:line-break/>現在也一樣，給小孩打基因疫苗明明有很大的長期不可測的潛在風險，他卻絕口不提，一味無限誇大其好處；特別是連美國自己都沒有緊急授權、連美國自己都還沒開放給兒童施打的莫德納，台灣的小孩卻被迫要身先士卒充當實驗品嗎？ <text:line-break/><text:line-break/>BNT其實也一樣。美國只是開放其緊急授權，施打兒童人數不詳，據說數百萬，但是，美國有幾億人口，所謂 "數百萬"，到底佔多少百分比？而且，基因疫苗的風險並不在於眼前短暫的一些身體不適，而在於長期未知的巨大風險。 <text:line-break/><text:line-break/>你要幹啥都行，但你要把正反利害關係講清楚，不要欺騙，不要操弄，不要以科學服從政治，不要為了搞仇中反華的政治鬥爭而犧牲眾人尤其是犧牲下一代更好的選擇。 <text:line-break/><text:line-break/>反過來說其實也一樣，你要反疫苗我沒意見，但你同樣也不應該信口開河，不該以偏概全，無限誇大，卻對新冠病毒的各種長短期傷害故意淡化不提。比方說 Long Covid Syndrome，指的是新冠病毒確診者，半數以上的人，在痊癒之後依然存在的長期性傷害，尤其是腦部萎縮與認知功能退化的問題最為嚴重。你不能為了反疫苗就故意不說，反而自己發明什麼Long COVID “vaccine” syndrome，毫無根據地把各種身體不適全推給疫苗，無限誇大其危害。 <text:line-break/><text:line-break/>精神科其實每天都會遇到許多病人，聽信坊間流言，提出類似質疑，老是說精神科藥物有多可怕，這個藥拒吃，那個藥也拒吃，說什麼吃了會失智會變笨會更遲鈍什麼的，事實上，長期失眠或有病不治、腦傷不醫，失智風險恐怕要更高出千百倍吧。 <text:line-break/><text:line-break/>六零年代，美國有個反精神醫學運動，如今雖已成歷史而乏人問津，但是，對於藥物之誇大風險依然存在。當然不是說精神藥物無害，而是說利害不是絕對的，不是一面倒的，而是需要打打算盤，看看利害關係孰輕孰重，從而做出適當決策。 <text:line-break/><text:line-break/>再說，世上會有什麼藥物無害？精神藥物並不特別。台灣人最喜歡吃的胃藥和維他命或是什麼保健食品，危害與副作用不也一大堆？甚至還更多。</text:p>
      <text:p text:style-name="P2">許世勤   |  2022.04.20 09:39   |   <text:a xlink:type="simple" xlink:href="http://palinfo.habago.org/Entry?Command=Information_PrintForum&amp;iPage=1#FORUM42236"><text:span text:style-name="T1">#</text:span></text:a></text:p>
      <text:p text:style-name="P4">科學論述必須避免看到黑影就開槍，所有的證據也必須經由一再驗證才能下一丁點的結論。作為研究人員，我碰過好幾次僅僅利用片面結果就下結論的，因為論述者所持有的證據可能只代表了5%以內的可能性，卻刻意忽略了剩下95%的狀況。舉例來說，我們每天不斷透過細胞模式篩選可能對抗癌症的小分子藥物，在細胞的反應中可以找出若干個具有潛力的候選藥物。但是我們卻無法僅僅透過細胞模式便宣稱某某候選藥物具備良好的抗癌效果，這些候選藥物在進入動物或臨床試驗的時候，失敗的機會很高。 <text:line-break/><text:line-break/>生物醫學的數據在下結論的時候，還得再加上限定詞，也就是在某某條件成立下或某個範圍內，這個結果至少很大可能不會出錯。一旦出錯，作為理智的科學家，不是捍衛原本的立場，而是針對出錯的部分對原本的論述進行修正。不過還是會有不少科學家堅持原本的立場，因為科學要求客觀，人卻很難做到完全客觀。加之生物類的論述因為變因過於複雜，很容易出現倒因為果、倒果為因的情況，甚至有部分科學家會犯下偷換概念的低級錯誤。 <text:line-break/><text:line-break/>關於施打基因疫苗是否會造成先天免疫的機制被抑制，就目前相關文獻的結論來說，多數是不贊成這個說法。有個調查結果是感染SARS-CoV2的患者中，先天免疫的第一型干擾素受損的患者死亡率高於可以正常表現第一型干擾素的患者，但是並沒有直接證據指出基因疫苗會破壞第一型干擾素的表現途徑。基因疫苗的疑慮主要還是在我們沒有足夠的驗證，無從精準判斷「可能的」長期性風險，就此大量施打猶如進行一場大型的人體試驗。其實防疫最好的情況，應該是全世界通力合作，生產信心程度較高、較為安全的減毒疫苗。至於基因疫苗要不要繼續進行？站在科學發展的立場答案是肯定的，不過不應該把未知的風險讓一般民眾承擔。至於染疫後使用什麼藥物治療效果較好，一些感染科醫師根據其經驗有自己的壓箱寶，但是至今為止，許多壓箱寶在驗證過程中失敗了。看到某些初步結果的黑影就開槍，有名的例子就是Trump的支持者為了抗疫吃了hydroxychloroquine結果掛了。 <text:line-break/><text:line-break/>打不打疫苗還是看個人的價值與邏輯判斷，是要承擔染疫的風險呢？還是承擔疫苗副作用的風險？打疫苗會怎樣？發生問題的概率多少？不打疫苗又會怎樣？發生問題的概率又有多少？綜合評估過後該打就打，不該打就不打。</text:p>
      <text:p text:style-name="P2">陳真   |  2022.04.20 01:31   |   <text:a xlink:type="simple" xlink:href="http://palinfo.habago.org/Entry?Command=Information_PrintForum&amp;iPage=1#FORUM42235"><text:span text:style-name="T1">#</text:span></text:a></text:p>
      <text:p text:style-name="P3">(再續) <text:line-break/><text:line-break/>我有個病人，打完疫苗之後，當場噗咚倒地，不醒人事，送往急診急救，後來被判定為疫苗引起。 <text:line-break/><text:line-break/>他告訴我這事時，我仔細詢問他昏倒的前後狀況以及施打時的情緒狀態，我認為與疫苗無關，而是與本身的情緒及過往曾經有過的針頭恐懼症有關。 <text:line-break/><text:line-break/>當他想再打第二劑時，他媽媽也跟著來了，很不放心，怕他的兒子又再度休克。我跟他們說，如果你們不想打第二劑就算了。如果想打，我就開個抗焦慮的藥給你，相信應該不會再昏倒。而且，如果當天評估的醫師敢讓你打第二劑，那你就打吧。 <text:line-break/><text:line-break/>後來，他照我說的，先吃一顆抗焦慮藥再打疫苗，結果打完一點事也沒有，一路談笑風生。 <text:line-break/><text:line-break/>那麼，我就可以因此論斷說他第一次的休克一定與疫苗無關嗎？當然也不行。 <text:line-break/><text:line-break/>我的意思是說，做出實證性的因果判斷，理當要有更堅實的證據基礎，而不是打完疫苗從此之後的大小毛病就全都能推論說是疫苗引起。</text:p>
      <text:p text:style-name="P2">陳真   |  2022.04.20 01:06   |   <text:a xlink:type="simple" xlink:href="http://palinfo.habago.org/Entry?Command=Information_PrintForum&amp;iPage=1#FORUM42234"><text:span text:style-name="T1">#</text:span></text:a></text:p>
      <text:p text:style-name="P4">（續） <text:line-break/><text:line-break/>過去大約半年多來，經常有病患求診，說他打完疫苗之後出現哪些症狀，例如疲憊，胃口變差，失眠，頭痛，月經失調，搔癢，視力模糊等等等，幾乎所有身體不適統統都會被病患認為是疫苗引起。 <text:line-break/><text:line-break/>這時候，難道我就可以大胆地論斷這些就是疫苗造成的後遺症？不管我有多麼不信任基因疫苗，我也不會因此就見獵心喜，把這些症狀全說成是疫苗引起。 <text:line-break/><text:line-break/>事實上，經過我的仔細問診與檢查，我到現在都還沒法確認一個病患確實是疫苗所致的症狀，因果關係不是輕易可以確認的不是嗎？反倒是有一些自以為是疫苗造成傷害的病患，我卻幾乎可以很篤定地排除是疫苗引起。</text:p>
      <text:p text:style-name="P2">陳真   |  2022.04.20 00:51   |   <text:a xlink:type="simple" xlink:href="http://palinfo.habago.org/Entry?Command=Information_PrintForum&amp;iPage=1#FORUM42233"><text:span text:style-name="T1">#</text:span></text:a></text:p>
      <text:p text:style-name="P3">專業人士當然也有鬼扯蛋的自由，問題是鬼扯還是要有一點點最起碼的實證性不是嗎？尤其是自然科學，三分證據講五分話我勉強能接受，但是零分證據卻講一百分的話，那就是鬼扯。 <text:line-break/><text:line-break/>臨床上幾乎每天都會有人問我該不該打疫苗、該打幾劑、該打哪一種疫苗等等？更多的人詢問我打完疫苗的一些身體異常狀況是否疫苗引起？ <text:line-break/><text:line-break/>我的回答通常都是含糊的，因為依照實證資料，除了告訴對方勿打高端之外，我實在沒法給出一個確切的答案。因為對方往往缺乏相關知識，我的過度評價很容易就會誤導對方做出判斷。 <text:line-break/><text:line-break/>我通常只會以自身的選擇為例，供對方參考。至於我的判斷對不對，我不敢打包票。我只能說，基因疫苗是一種新科技，我們對它所知甚少，缺乏長期數據，潛在風險難料，不應該打在幼兒身上。萬一出現問題，等於是傷害一整個族群，一整個世代，甚至綿延不絕的禍害。 <text:line-break/><text:line-break/>同理，就大人來講，當你沒有傳統滅活疫苗可以選擇時，儘管我對基因疫苗充滿疑慮，我也不可能叫別人不要打。為什麼呢？因為不打的話，你就得承受天平另一端的罹病風險。罹患新冠病毒的後果，恐怕也不是你能承受得起。 <text:line-break/><text:line-break/>因此，面對這樣一種左右兩難卻無大陸疫苗可供選擇的狀況下，我沒辦法替你做決定，你得自己打打算盤。 <text:line-break/><text:line-break/>我想說的是，專業基本上意味著一種責任，不應言過其實，不應毫無根據地危言聳聽，誤導非專業者做出不適當的決定。反疫苗也不應該反到一種信口開河的地步。 <text:line-break/><text:line-break/>你看那些反對基因疫苗的著名學者，他們的反對理由都是相當紥實的，通常與其不可測的長期潛在風險有關，是一種可能性，而非確定性。他們的反對態度強烈，但他們的反對論述卻同樣嚴謹而非信口開河。 <text:line-break/><text:line-break/>相反地，一個人飛躍一切證據而做出極端且獨斷的（dogmatic）論斷，並不會因此而更有說服力；實證性的東西，終究還是得回到複雜的證據上，而不是回歸一己好惡或想像。</text:p>
      <text:p text:style-name="P2">陳真   |  2022.04.20 00:11   |   <text:a xlink:type="simple" xlink:href="http://palinfo.habago.org/Entry?Command=Information_PrintForum&amp;iPage=1#FORUM42232"><text:span text:style-name="T1">#</text:span></text:a></text:p>
      <text:p text:style-name="P4">請問哪來的什麼Long COVID “vaccine” syndrome？</text:p>
      <text:p text:style-name="P2">陳真   |  2022.04.20 00:03   |   <text:a xlink:type="simple" xlink:href="http://palinfo.habago.org/Entry?Command=Information_PrintForum&amp;iPage=1#FORUM42231"><text:span text:style-name="T1">#</text:span></text:a></text:p>
      <text:p text:style-name="P3">這不是喜不喜的問題，鬼扯蛋就是鬼扯蛋。</text:p>
      <text:p text:style-name="P2">jackie   |  2022.04.19 23:59   |   <text:a xlink:type="simple" xlink:href="http://palinfo.habago.org/Entry?Command=Information_PrintForum&amp;iPage=1#FORUM42230"><text:span text:style-name="T1">#</text:span></text:a></text:p>
      <text:p text:style-name="P4">我持續觀察那個部落格很久， <text:line-break/><text:line-break/>網路上假訊息很多，我沒有在用 google 去搜尋過醫學問題，資料都是從李教授那邊來的！ <text:line-break/><text:line-break/>不好意思，叨擾了，陳先生若不喜這幾篇所謂「鬼扯蛋」的留言，可以刪除掉，謝謝！</text:p>
      <text:p text:style-name="P2">陳真   |  2022.04.19 23:58   |   <text:a xlink:type="simple" xlink:href="http://palinfo.habago.org/Entry?Command=Information_PrintForum&amp;iPage=1#FORUM42229"><text:span text:style-name="T1">#</text:span></text:a></text:p>
      <text:p text:style-name="P3">什麼科系呢？ <text:line-break/><text:line-break/>科學是這麼幼稚的一種東西嗎？反疫苗也不用反得這麼無厘頭。</text:p>
      <text:p text:style-name="P2">jackie   |  2022.04.19 23:53   |   <text:a xlink:type="simple" xlink:href="http://palinfo.habago.org/Entry?Command=Information_PrintForum&amp;iPage=1#FORUM42228"><text:span text:style-name="T1">#</text:span></text:a></text:p>
      <text:p text:style-name="P4">我 53 歲!</text:p>
      <text:p text:style-name="P2">jackie   |  2022.04.19 23:52   |   <text:a xlink:type="simple" xlink:href="http://palinfo.habago.org/Entry?Command=Information_PrintForum&amp;iPage=1#FORUM42227"><text:span text:style-name="T1">#</text:span></text:a></text:p>
      <text:p text:style-name="P3">我是大學學歷！ </text:p>
      <text:p text:style-name="P2">陳真   |  2022.04.19 23:48   |   <text:a xlink:type="simple" xlink:href="http://palinfo.habago.org/Entry?Command=Information_PrintForum&amp;iPage=1#FORUM42226"><text:span text:style-name="T1">#</text:span></text:a></text:p>
      <text:p text:style-name="P4">Jackie同學，很好奇你幾歲了？教育程度是？ <text:line-break/><text:line-break/>你們應該都是谷歌醫學院畢業的。</text:p>
      <text:p text:style-name="P2">賴志昌   |  2022.04.19 23:47   |   <text:a xlink:type="simple" xlink:href="http://palinfo.habago.org/Entry?Command=Information_PrintForum&amp;iPage=1#FORUM42225"><text:span text:style-name="T1">#</text:span></text:a></text:p>
      <text:p text:style-name="P3">陳真您好 <text:line-break/><text:line-break/>關於李偉平的文章（我不知道那位版主是不是李偉平，也沒興趣去查，但我這幾個月有持續看他的部落格），他文章中 <text:line-break/><text:line-break/>並沒有說蕁痲疹把新冠病毒從汗腺排出去，也沒有那個意思。應該是您誤會了。 <text:line-break/><text:line-break/>我的專長是不動產業，不是醫學，無力按你們醫師的言語說話，只能用一般的話語來解釋，請您見諒。 <text:line-break/><text:line-break/>他的意思，應該是我們一般吃的牛排，如果沒有經過蛋白酶分解為胺基酸，或是我們腸道中有著無數的細菌與病毒，進入消化系統後，會被我們腸道擋下，沒有進入血液之中。如果有闖進去的，我們身體的免疫系統會攻擊這些外來蛋白／細菌／病毒，將它們驅逐出境，這就是蕁麻疹的妙用。 <text:line-break/><text:line-break/>會冒出這一段，主要是他的部落格裡，有許多訪客，都擔心著被打針的人感染，我不知怎麼正確說這個詞，那些訪客們稱之為雪丁（Shedding），一而再，再而三尋問這件事，那位版主是用蕁麻疹為例，解釋自然界的雪丁時常在發生，吃個牛排都有，但我們身體不只腸道，包括皮膚，上皮組織，淋巴，都有強大的能力阻擋，大家不必過於擔心雪丁。 <text:line-break/><text:line-break/>版主對抗新冠病毒，主要依靠的是紅黴素（Erythromycin）。大環內脂類的抗生素，有大量的體內研究證實，對呼吸道病毒感染具有抑製作用。但臨床上還不能確定。這裡我很驚訝，我一直以為感冒是沒藥醫的，便何況抗生素明明是殺細菌。關於機轉，原諒我難以說明。在原研究裡，用的是克拉黴素，版主將它改成紅黴素。並用了醫治疱疹的一篇研究，使用奧美拉唑（Omeprazole）加阿昔洛韋（Acyclovir）有奇效，他將奧美拉唑改為耐適恩（Nexium），而將耐適恩40mg 加紅徽素 500mg 早晚服用一次，如有感冒症狀，服用三天，做為對抗新冠病毒的藥物。這倒有些像東拚西湊出來的，也應該是那位版主長年研究並試驗的結果。這組合並不是為了治療新冠，早就有了，只是洽巧遇上新冠，版主以為有效。 <text:line-break/><text:line-break/>我講這兩段話，是反覆解釋那位版主沒有蕁麻疹把新冠病毒從汗腺排出去的意思，恰巧我看了比較多篇部落格的文章，稍微知道那位版主的說法。擔心得新冠的，回答就是耐適恩加紅黴素。大部分打了疫苗的訪客，身體出現病痛，前來問那位版主怎麼辦，絕大多數我看到的回答都是無解。蕁麻疹是解釋病毒攻破腸道侵入體內後免疫系統的反應造成的一種結果，不是得了新冠病毒的反應，新冠也不是從腸道攻進去的。 <text:line-break/><text:line-break/>陳真我知道您時間很緊，我不該打擾，原本也住口不談。但這事來回提了兩次，我因為知道一些，忍不住說一些我知道的。 <text:line-break/><text:line-break/>賴志昌 <text:line-break/><text:line-break/>———— <text:line-break/>大環內脂類治療呼吸道病毒感染的原址 <text:line-break/><text:a xlink:type="simple" xlink:href="https://www.hindawi.com/journals/mi/2012/649570/"><text:span text:style-name="T2">https://www.hindawi.com/journals/mi/2012/649570/</text:span></text:a><text:s/><text:line-break/></text:p>
      <text:p text:style-name="P2">jackie   |  2022.04.19 23:45   |   <text:a xlink:type="simple" xlink:href="http://palinfo.habago.org/Entry?Command=Information_PrintForum&amp;iPage=2#FORUM42224"><text:span text:style-name="T1">#</text:span></text:a></text:p>
      <text:p text:style-name="P3">陳先生誤會了，李醫師從沒有說過【蕁麻疹的妙用，能把新冠病毒從汗腺排出去⋯】 <text:line-break/><text:line-break/><text:line-break/>「保護台灣幼童，請拒打新冠疫苗」文章裡頭是說：『⋯蕁麻疹的妙用，其實是免疫系統把進入人體的【外來蛋白 PrLP】逼到皮膚表層⋯』， <text:line-break/><text:line-break/>新冠病毒對於有天生 T-cell 的人而言，新冠病毒就能在上呼吸道被人體天生的 T-cell 給抑制住、消滅掉（自然感染，只有局部淋巴組織參與對病毒作戰。打疫苗是傾全身淋巴系統，去製造一些不一定有用的抗體，破壞免疫系統原有的平衡，沒撈到好處，後遺症卻一堆。），新冠病毒並不是靠蕁麻疹來排除⋯ <text:line-break/><text:line-break/><text:line-break/>至於『UK Health Security Agency (英國衛生安全局)的研究報告：研究關於打疫苗 <text:line-break/>有助於改善Long COVID Syndrome』的說法，研究說減少Long COVID Syndrome，但卻大大增加Long COVID vaccine syndrome。 <text:line-break/><text:line-break/>安全的疫苗，要經過十年以上研發，請十年以後再考慮，先讓別人去試！ <text:line-break/><text:line-break/><text:line-break/><text:line-break/></text:p>
      <text:p text:style-name="P2">陳真   |  2022.04.19 20:22   |   <text:a xlink:type="simple" xlink:href="http://palinfo.habago.org/Entry?Command=Information_PrintForum&amp;iPage=2#FORUM42223"><text:span text:style-name="T1">#</text:span></text:a></text:p>
      <text:p text:style-name="P4">我不知道李偉平醫生或教授是誰，但我不相信一個具有醫學與免疫學專業背景的人會這樣毫無根據或違反事實地胡扯，而且東拼西湊，連蕁痲疹都能變成抗新冠病毒的妙方？ <text:line-break/><text:line-break/>胡扯只需三言兩語，但是，對之做出澄清卻需千百倍以上的說明。 <text:line-break/><text:line-break/>我的相關知識跟一般醫師沒兩樣，無法獨立做出專業見解，但我能看得懂大多數的相關知識，更能夠判斷哪些是鬼扯。 <text:line-break/><text:line-break/>基於對實證知識的保守態度，我不會叫別人去做什麼，也不會叫別人不要做什麼，但我會跟別人說，我若有所選擇時，我會怎麼做出選擇的原因。人們參考也罷，嗤之以鼻也無妨，畢竟我管不著別人，而別人也別企圖管我。 <text:line-break/><text:line-break/>比方說，我常提到，大陸疫苗是我的惟一選項。為什麼？因為它是傳統滅活疫苗，相關經驗與數據充足，傷害性很有限。但是，基因疫苗卻不然。它是一種新技術，缺乏相關後遺症的長期數據，而且涉及基因免疫，傷害與影響深遠，難以預料。 <text:line-break/><text:line-break/>可是，島內因為人渣黨當權，出於政治考量而故意排除大陸疫苗，於是我們只好被迫在基因疫苗與感染新冠病毒之間做出選擇。此外，還有強制施打的因素。比方說，我是醫師，我若拒打，很可能會工作不保。 <text:line-break/><text:line-break/>當然，我也考量到萬一罹患新冠病毒的後果，我在乎的不是重症與否，畢竟重症機率不高，而且我對自身健康有信心，我沒什麼慢性病。我在乎的不是重症，而是腦部的潛在長期傷害，甚至產生類似阿滋海默症的失智後果。可怕之處在於，即使是輕症，很可能同樣也會有腦部萎縮的後遺症。 <text:line-break/><text:line-break/>到底新冠病毒的腦部傷害如何造成，相關機轉目前仍不清楚，有研究認為嗅覺與味覺的損害可能與此有關。至於腦傷是否可逆，是否會持續進展，目前也不清楚。很多疾病也會造成類似的腦部萎縮，例如頭部外傷、憂鬱、失眠、流感、阿滋海默症等等，但其相關機轉並不一樣。 <text:line-break/><text:line-break/><text:a xlink:type="simple" xlink:href="https://journals.plos.org/plosmedicine/article?id=10.1371/journal.pmed.1003773"><text:span text:style-name="T2">https://journals.plos.org/plosmedicine/article?id=10.1371/journal.pmed.1003773</text:span></text:a><text:s/><text:line-break/><text:line-break/><text:a xlink:type="simple" xlink:href="https://www.nature.com/articles/s41586-022-04569-5"><text:span text:style-name="T2">https://www.nature.com/articles/s41586-022-04569-5</text:span></text:a><text:s/><text:line-break/><text:line-break/><text:a xlink:type="simple" xlink:href="https://bit.ly/37muvgx"><text:span text:style-name="T2">https://bit.ly/37muvgx</text:span></text:a><text:s/><text:line-break/><text:line-break/>至於Long COVID Syndrome，指的是在初期症狀改善後依然持續數月或更久的長期症狀。相關定義仍無共識，主要包括呼吸困難、疲憊與衰弱、胸痛、喉嚨痛、嗅覺與味覺受損、腸胃不適、頭暈、姿勢性心博過速、肌肉痛、背痛、關節痛或頭痛等等各部位疼痛，另外也包括焦慮、憂鬱、專注力下降及認知功能與記憶的退化等等。 <text:line-break/><text:line-break/>Long COVID Syndrome 很常見，一半以上的感染者都會有長期後遺症，這不是西方人的專利。腦部萎縮的機轉，也不是Long COVID Syndrome的惟一原因，它是包括一大串的症狀。 <text:line-break/><text:line-break/>至於疫苗是否有助於改善Long COVID Syndrome，許多研究得出正面結論，請看UK Health Security Agency (英國衛生安全局)的研究報告： <text:line-break/><text:line-break/><text:a xlink:type="simple" xlink:href="https://ukhsa.koha-ptfs.co.uk/cgi-bin/koha/opac-retrieve-file.pl?id=fe4f10cd3cd509fe045ad4f72ae0dfff"><text:span text:style-name="T2">https://ukhsa.koha-ptfs.co.uk/cgi-bin/koha/opac-retrieve-file.pl?id=fe4f10cd3cd509fe045ad4f72ae0dfff</text:span></text:a><text:s/><text:line-break/><text:line-break/>不過，若是只針對腦部萎縮的後遺症，感染後打疫苗是否能改善腦傷，也許就比較有爭議。但我沒聽過越打疫苗之後腦部萎縮反而越嚴重的，更沒聽過什麼感染後打疫苗是腦部萎縮的原因這樣一種毫無根據的說法。 <text:line-break/><text:line-break/>至於蕁痲疹的 "妙用"，什麼透過蕁痲疹發作，把新冠病毒從汗腺排出去？那就更是鬼扯蛋了。</text:p>
      <text:p text:style-name="P2">jackie   |  2022.04.19 15:54   |   <text:a xlink:type="simple" xlink:href="http://palinfo.habago.org/Entry?Command=Information_PrintForum&amp;iPage=2#FORUM42222"><text:span text:style-name="T1">#</text:span></text:a></text:p>
      <text:p text:style-name="P3">【保護台灣幼童，請拒打新冠疫苗】此篇文章是北榮李偉平教授所寫，如果陳先生認為這篇文章是「⋯確認作者，確認出處，匿名⋯」的，特在此澄清！ <text:line-break/><text:line-break/><text:line-break/>「寧可『數百名』幼童被天擇淘汰⋯」，依據李偉平教授其免疫學的思路：因為華人約有 0.05% 以下的人口天生就沒有 T-cell ，沒有 T-cell 的人就算打疫苗也生不出來（因此新冠肺癌的死亡率大約落於總人口的 0.05% 左右），因為疫苗會破壞Innate immunity，使Omicron容易突破Natural antibody及Natural killer cell的防線，在鼻咽喉建立感染基地，使確診人數暴增3-4倍⋯。 <text:line-break/><text:line-break/>而施打了歐美毒苗的幼童，就算沒被打死，也會一輩子受毒苗產生的後遺症疾病所苦，而且把歐美毒苗當中的外來蛋白成分，打進人體會與DNA結合，會遺傳給數代子孫⋯ <text:line-break/><text:line-break/>以下回覆網友的言論，也是來自於李偉平教授： <text:line-break/><text:line-break/>⋯99.9%的華人靠T cell immunity可輕鬆清除入侵口腔鼻咽黏膜細胞的病毒, 感染後沒有症狀或只有輕微的不適, 當成一般感冒治療. ⋯ <text:line-break/><text:line-break/><text:line-break/><text:span text:style-name="T5">🔴</text:span>兩岸新冠肺炎死亡率驚人的雷同 <text:line-break/><text:a xlink:type="simple" xlink:href="https://tinyurl.com/2p8ejujv"><text:span text:style-name="T2">https://tinyurl.com/2p8ejujv</text:span></text:a><text:s/><text:line-break/><text:line-break/><text:span text:style-name="T5">🔴</text:span>華人世界的新冠疫情 <text:line-break/><text:a xlink:type="simple" xlink:href="https://tinyurl.com/3wt62rye"><text:span text:style-name="T2">https://tinyurl.com/3wt62rye</text:span></text:a><text:s/><text:line-break/><text:line-break/><text:span text:style-name="T5">🔵</text:span>科興疫苗為何勝出? <text:line-break/><text:a xlink:type="simple" xlink:href="https://tinyurl.com/2p8jn2d5"><text:span text:style-name="T2">https://tinyurl.com/2p8jn2d5</text:span></text:a><text:s/><text:line-break/><text:line-break/><text:line-break/>如果陳先生認為李教授的言論是「鬼扯，是故意惡搞，胡扯瞎掰⋯」的話，請把此篇及上一篇「保護台灣幼童，請拒打新冠疫苗【原址ＰＯ文已經撤除】 」的留言刪除，謝謝！ <text:line-break/><text:line-break/></text:p>
      <text:p text:style-name="P2">陳真   |  2022.04.19 12:46   |   <text:a xlink:type="simple" xlink:href="http://palinfo.habago.org/Entry?Command=Information_PrintForum&amp;#FORUM42221"><text:span text:style-name="T1">#</text:span></text:a></text:p>
      <text:p text:style-name="P3">高達說，“美國人很喜歡問我：What do you mean exactly?”高達回答說：“I mean, but not exactly.” <text:line-break/><text:line-break/>我很喜歡這段對話。但我小時候腦子還不是很清楚，越是糊塗的腦袋，似乎越喜歡一清二楚。直到成年之後，我才有點開竅，喜歡曖昧，喜歡模糊，喜歡不清不楚難以言喻。 <text:line-break/><text:line-break/>小時候很討厭聽老師說到“文化”二字，總覺得它就像個垃圾桶，把人們無能思索的事物，就統統推給“文化” ，丟到“文化” 垃圾桶裡，仿佛把難以說明的現象或概念往裡頭一丟，就等於對它們做出了解釋。 <text:line-break/><text:line-break/>不過，長大之後，尤其是三十多歲漂洋過海之後，從無數生活經驗與觀察及知識研究之中，我就慢慢相信了“文化” 。我覺得，西方文化在本質上似乎有別於東方。前者相信眼見為憑，相信分析，相信數量，相信一就是一，二就是二，特別是非常相信拳頭，相信優勝劣敗物競天擇，相信勝王敗寇。 <text:line-break/><text:line-break/>但是東方似乎比較隱晦，比較風花雪月，相信很多難以言喻的東西之根本價值，甚至抬舉弱，相信日月星辰，相信水般之柔弱。 <text:line-break/><text:line-break/>也許東西方這樣一種文化差異之主導地位歸屬，將型塑未來千百年世界的不同樣貌。</text:p>
      <text:p text:style-name="P2">陳真   |  2022.04.19 12:19   |   <text:a xlink:type="simple" xlink:href="http://palinfo.habago.org/Entry?Command=Information_PrintForum&amp;#FORUM42220"><text:span text:style-name="T1">#</text:span></text:a></text:p>
      <text:p text:style-name="P4">（續2022.04.17.） <text:line-break/><text:line-break/>對岸防疫的一切措施，純粹只有一個目的就是盡一切可能保護人民的健康與財產。 <text:line-break/><text:line-break/>但是美國不是，美國殖民下的台灣更不是。美國根本不把一般人（尤其是弱勢者或所謂低端人口）的生命當一回事。 <text:line-break/><text:line-break/>台灣更是如此，直接聽命於美國，從一開始就拼命瘋狂阻擋疫苗進口，無數荒唐惡劣無恥的反疫苗進口之變態行徑，藉以掩護美國所屬意的根本不合格之高端疫苗之荒唐開打，把台灣人當實驗品。 <text:line-break/><text:line-break/>現在又來了！美國主子要我們與病毒共存，我們就得與病毒共存。美國主子要我們打美國人自己都還不敢讓美國小孩打的莫德納，我們就要讓台灣人的小孩當莫德納的白老鼠。 <text:line-break/><text:line-break/>你很清楚可以看得出來，台灣之所謂防疫，美國主子的命令，才是真正的決策來源，一切措施或荒唐行徑的唯二考量就是私人暴利與政治鬥爭及選舉，拿它來圖謀私利，拿它來充當政治工具，甚至背後非常有可能還隱藏著美國針對華人的基因武器之實驗開發用途，藉以取得相關數據。 <text:line-break/><text:line-break/>至於台灣人民真真切切的身家性命財產，從來不在於這個人渣殖民走狗政權的考量之中，當然更不會是美國主子所在意。 <text:line-break/><text:line-break/>這個世界，幾百年來一切侵略戰爭與屠殺滅種及無數動亂掠奪的根源，背後思維有二： <text:line-break/><text:line-break/>一，西方人始終不把非西方人當成 “人”看待，而是當成一種藉以斂財擴權的必要消耗品。在西方人根深蒂固的思想裡頭，這個世界是為西方人而存在。他們始終認為，非白人有義務為西方人的利益付出一切代價，包括付出生命。 <text:line-break/><text:line-break/>二，誰阻擋西方人尤其是美國人的利益，誰就是敵人，必須消滅。</text:p>
      <text:p text:style-name="P2">陳真   |  2022.04.19 10:11   |   <text:a xlink:type="simple" xlink:href="http://palinfo.habago.org/Entry?Command=Information_PrintForum&amp;#FORUM42219"><text:span text:style-name="T1">#</text:span></text:a></text:p>
      <text:p text:style-name="P3">西方與其走狗們宣傳戰的作法之一就是冒充反對者，故意瞎掰一些很離譜的言論來 "抹黑" 自己，然後人們就會對反對者的道德與理性水平失去信心並反感，從而對其所言所行一概嗤之以鼻，不當一回事。 <text:line-break/><text:line-break/>有一些則是純搞笑。比方說，最近看到一個報紙截圖，是華盛頓郵報，上頭大標題寫著 "中國每年強迫數億棵樹木栽種"，文中譴責中共並未考慮過樹木的感受，也不曾詢問樹木是否願意被栽種，很明顯侵犯了樹權。 <text:line-break/><text:line-break/>你一看也知道這是故意瞎掰，可是，偏偏有人相信，於是就大作文章，批評西方之抹黑中國。可是，你要知道，西方及其走狗們只是壞，他們並不笨；你用肚臍想也知道，他們怎麼可能會寫出這種報導來攻擊中國。 <text:line-break/><text:line-break/>諸如這些，都是故意要混淆視聽。當真真假假的訊息滿天飛，當信任的基礎一再被侵蝕，久而久之，人們於是也逐漸失去了對於真理或真相的義憤與敏感度，從而不再在乎是非對錯；腦海留存下來的，就只剩下主流媒體鋪天蓋地的謊言宣傳所產生的印象。 <text:line-break/><text:line-break/>中、俄媒體並不會(當然也不可能，更不必要)報導所有真實，但它所報導出來的，幾乎全都是可信的。西方媒體則不然，它的手段花樣可多了，例如用一分的真相掩護九分的謊言；例如自編自導低能的假批評來抹黑自己，使人們對批評者的理性與道德水平喪失信心；例如把敵人一分的問題或根本不存在的問題，渲染成一萬分、一億分；例如允許根本無害不痛不癢的所謂批評大量存在，製造自由假像，至於有害其惡行的言論則使其無限消音，使之從絕大多數人的視線中消失。 <text:line-break/><text:line-break/>至於顛覆性的真相或行動，報導者或從事者通常就會遭到暗殺或拘禁，例如被暗殺的Andre Vltchek，以及被全球獵捕的阿桑吉。至於Noam Chomsky或John Pilger之所以還活著，是因為他們(或我們)事實上都從主流媒體上徹底消音。 <text:line-break/><text:line-break/>Emir Kusturica在七、八年前曾經到處在公開場合批評美國扶植烏克蘭的納粹勢力之血腥猖狂，認定烏克蘭將會是美國用來對付俄羅斯的人肉炸彈。烏克蘭軍方曾因此揚言要他的命，並曾發動一次未遂攻擊。Kusturica和史諾登之所以至今還活著，是因為他們自身的舉世名氣夠響亮，使得美國投鼠忌器，同時俄羅斯也保護了他們，而不是因為西方有什麼見鬼的言論自由。西方對於言論的管控，事實上要比中國要嚴密千百倍，控制得滴水不漏，而且一方面還能發揮強大的造謠抹黑功能。 <text:line-break/><text:line-break/>但是，中國的造謠抹黑能力卻是0，連指控西方滔天罪行的能力也幾乎是0。中國在這方面毫無作為，這是不對的，會吃大虧的。</text:p>
      <text:p text:style-name="P2">許世勤   |  2022.04.19 09:32   |   <text:a xlink:type="simple" xlink:href="http://palinfo.habago.org/Entry?Command=Information_PrintForum&amp;#FORUM42218"><text:span text:style-name="T1">#</text:span></text:a></text:p>
      <text:p text:style-name="P4">科學數據的邏輯推演必須加上限定詞，也就是說在某某情況下，這個結果可以成立，在這個情況之外無法保證。即使透過推論，這個推論也必須是在合理的範圍內且符合邏輯原則，而不是看到黑影就開槍。看到黑影就開槍的例子，有名的就是Trump的支持者為了治療新冠肺炎去吞了hydroxychloroquine結果掛了。如果把花花綠綠、形形色色的結果，不經限定，表面上看起來似乎言之成理，實際上卻是在胡謅。坊間流行的偽科學很多都是這一類，個別看似正確，但科學並不是全都摻在一起做成撒尿牛丸就得了。更何況科學數據本身能否被重複、命題是否正確都還不一定，科學數據出現悖論的情況多得是。「假設」必須經由反覆的實驗、觀察來驗證，至少要有95%的信心才能夠下定在某個範圍內的結論，並以此為依據進行決策。 <text:line-break/><text:line-break/>之所以稱減毒滅活疫苗是比較理想的疫苗，是因為這一類疫苗已經累積許多實驗數據與實際調查經驗，我們可以有較高的信心來決定使用這一類的疫苗。其餘新世代的核酸疫苗等，由於累積數據不夠，信心不足的情況下，這一類疫苗「趕鴨子上架」的施打彷彿在進行一場大型的人體實驗，更像是為了藥廠的利益在服務。如果從科學嚴謹的角度來看，全世界通力合作開發人類信心較為足夠的疫苗不是更好嗎？更不用說第三劑的決定，這件事本身並不是一個科學決定，而是政治決定。許多第三劑的施打結果，都是後續追蹤來的，對於造成後續不良反應的原因也莫衷一是，打個疫苗卻像在賭命。 <text:line-break/><text:line-break/>「寧可『數百名』幼童被天擇淘汰」這句話不就是在說「與病毒共存」嗎？</text:p>
      <text:p text:style-name="P2">陳真   |  2022.04.19 00:44   |   <text:a xlink:type="simple" xlink:href="http://palinfo.habago.org/Entry?Command=Information_PrintForum&amp;#FORUM42217"><text:span text:style-name="T1">#</text:span></text:a></text:p>
      <text:p text:style-name="P3">各位貼東西應寧缺勿濫，要懂得查證，確認作者，確認出處，匿名且完全不可考的無主言論就直接當成垃圾；有撒謊造謠前科的，或是曾經蓄意歪曲渲染的，不管他的立場是否跟你一樣，其實都不值得關注。</text:p>
      <text:p text:style-name="P2">陳真   |  2022.04.18 20:14   |   <text:a xlink:type="simple" xlink:href="http://palinfo.habago.org/Entry?Command=Information_PrintForum&amp;#FORUM42216"><text:span text:style-name="T1">#</text:span></text:a></text:p>
      <text:p text:style-name="P4">這完全是鬼扯，是故意惡搞，胡扯瞎掰。</text:p>
      <text:p text:style-name="P2">jackie   |  2022.04.18 14:44   |   <text:a xlink:type="simple" xlink:href="http://palinfo.habago.org/Entry?Command=Information_PrintForum&amp;#FORUM42215"><text:span text:style-name="T1">#</text:span></text:a></text:p>
      <text:p text:style-name="P3">保護台灣幼童，請拒打新冠疫苗【原址ＰＯ文已經撤除】 <text:line-break/>wleemc Apr 14 Thu 2022 <text:line-break/><text:line-break/>許多沒打疫苗的人擔心被打過新冠疫苗的人Prion-like protein(PrLP) aggregates的Shedding感染，這種憂慮大可不必。其實我們每天吃下去的蛋白質及腸道病毒/細菌含有成千上萬數不清的PrLP，若沒被蛋白酶分解成胺基酸，PrLP經由Endocytosis進入腸道上皮細胞，會被上皮細胞附近的淋巴組織驅逐出境，如果沒被驅逐出境，PrLP進入血液中，會引起過敏反應。許多醫師不知道蕁麻疹的妙用，其實是免疫系統把進入人體的外來蛋白逼到皮膚表層，然後經由排汗驅逐出境。 <text:line-break/><text:line-break/>新冠疫苗中的Spike protein是一種PrLP，歐美人感染新冠病毒，Spike protein容易經由鼻腔嗅神經細胞進入產生PrLP鏈鎖聚集(Aggregate)，Aggregate越聚越多，蔓延至大腦，造成腦神經細胞死亡，這就是Long COVID syndrome的病因。感染新冠病毒後又打疫苗會加速PrLP鏈鎖聚集，在短期內引起腦部萎縮，下文中的案例可能是感染+疫苗造成，單純的新冠輕症就引起腦萎縮難以說明病因。 <text:line-break/><text:a xlink:type="simple" xlink:href="https://www.nature.com/articles/s41586-022-04569-5"><text:span text:style-name="T2">https://www.nature.com/articles/s41586-022-04569-5</text:span></text:a><text:s/><text:line-break/><text:line-break/>在台灣反而是Long COVID vaccine syndrome非常多，我們的腸道與皮膚每天都很努力將PrLP驅逐出境，不懂免疫學的防疫專家們卻每天狂推疫苗，把PrLP往身上打。如果你的腸道無法有效將外來蛋白驅逐出境，讓外來蛋白進入血中，由皮膚產生蕁麻疹來驅逐入侵的外來蛋白，甚至常引發過敏性鼻炎，這種人容易罹患巴金森氏症(外來的PrLP促使a-synuclein 鏈鎖聚集)及阿茲海默症(外來的PrLP促使Tau protein鏈鎖聚集)。關於這方面的研究請搜尋「Allergy Parkinson」及「Allergy Alzheimer」，搜尋後你會驚訝發現，原來腸道免疫如此重要，隨便把一個外來蛋白，尤其是已經證實是PrLP的外來蛋白(Spike protein)打進人體是多麼愚蠢的行為。 <text:line-break/><text:line-break/><text:line-break/><text:a xlink:type="simple" xlink:href="https://tinyurl.com/5bnz6nks"><text:span text:style-name="T2">https://tinyurl.com/5bnz6nks</text:span></text:a><text:s/><text:line-break/><text:line-break/>腸道MALT(Mucosa-associated lymphoid tissue)每天都努力把PrLP驅逐出境。同樣吃一桌酒席，有人吃了會發生蕁麻疹，原因就是腸道MALT無法將經由Endocytosis入侵上皮細胞外來蛋白完全驅逐出境，因此要靠皮膚起疹子排汗將外來蛋白驅逐出境。 <text:line-break/><text:line-break/>保護台灣幼童，請把這篇文章傳出去，寧可「數百名」幼童被天擇淘汰，也不要讓「數百萬名」幼童罹患不可逆的Long COVID vaccine syndrome。 </text:p>
      <text:p text:style-name="P2">陳真   |  2022.04.17 17:23   |   <text:a xlink:type="simple" xlink:href="http://palinfo.habago.org/Entry?Command=Information_PrintForum&amp;#FORUM42214"><text:span text:style-name="T1">#</text:span></text:a></text:p>
      <text:p text:style-name="P3">我剛剛看到底下這新聞很訝異，報導說高雄市下週開始要給小學生打疫苗。 <text:line-break/><text:line-break/>這類基因疫苗技術上並不成熟，完全沒有關於副作用的長期數據，純粹就是拿人體做實驗。 <text:line-break/><text:line-break/>大人被迫打這類疫苗也就算了，小孩絕對不應該打。就如法國的諾貝爾醫學獎得主Luc Montagnier Sarabeth <text:line-break/>所說，“給小孩打這類基因疫苗是一種重大罪行”。 <text:line-break/><text:line-break/>我們平常連號稱安全但實際上沒有人能確知它是否真的安全的基因改造玉米或黃豆，大多都不敢吃，卻反而敢拿自己的身體當基因疫苗的實驗品。 <text:line-break/><text:line-break/>大人生理條件較為成熟，而且大人餘命短，就算出了什麼問題也就算了。但是小孩不一樣，小兒科有句名言就是：“小孩並不是大人的縮小版” ，而是不一樣的一種尚在發展的生理狀況，迥異於已經成熟的大人。簡單說就是：並不是把大人的劑量或處置方式減半就可以拿來用在小孩身上。 <text:line-break/><text:line-break/>就比方說小孩不可喝酒抽煙就是不可喝酒抽煙，而不是把酒精含量或尼古丁含量減半就可以給小孩。 <text:line-break/><text:line-break/>今天如果是傳統技術的滅活疫苗就比較沒問題，因為已有百年經驗之外，生理藥理上也比較不會有內在不可測的風險。但是，基因免疫疫苗不一樣，基因免疫方面的副作用並不是一次性的，而是隨時間顯現與改變的，並不是發作之後就沒事，而是會有潛在的長期副作用，而這個長期負面效應是目前完全不清楚完全缺乏實證資料的。拿小孩來當基因疫苗的實驗品，就是一種惡性重大的罪行。 <text:line-break/><text:line-break/>而且，小孩就算罹患新冠肺炎，重症機率極低，怎麼會需要冒著風險更為巨大、後果更可怕且全然不可預測的傷害去打基因免疫疫苗？ <text:line-break/><text:line-break/>如果有人不怕拿自己的小孩當實驗品，那就儘管自己去打，而不是強迫所有小孩施打。這太惡劣了。我們是絕對不會讓小孩打基因免疫疫苗的。 <text:line-break/><text:line-break/>………… <text:line-break/><text:line-break/>快新聞／「高雄市學童下週開始打莫德納」　陳其邁：疫苗庫存足夠 <text:line-break/><text:line-break/>高雄市政府下午召開COVID-19，2019冠狀病毒防疫記者會。陳其邁表示，高雄市在下禮拜小學一年級到六年級就開始要打莫德納（Moderna）疫苗。 <text:line-break/><text:line-break/>陳其邁指出，要小孩戴好口罩比較困難，幼兒園更不用講，因此小學施打疫苗非常重要。 <text:line-break/><text:line-break/>小朋友確診大多都是無症狀，回到家之後大多由祖父母照顧，這些長者都65歲以上，「小孩傳給大人，大人重症死亡比率相對高」，打疫苗有上述好處。 <text:line-break/><text:line-break/>陳其邁說，12歲以下兒童主要症狀為發燒，其次是咳嗽，部分有流鼻水、鼻塞與喉嚨症狀，青年與青少年主要症狀以咳嗽、喉嚨症狀居多。 <text:line-break/><text:line-break/>兒童感染多屬輕症或無症狀。（圖／衛生局提供） <text:line-break/><text:line-break/>衛福部食藥署核准莫德納疫苗用於6至11歲兒童接種，每劑0.25毫升（含50微克的mRNA，為成人劑量的一半），兩劑施打間隔28天。</text:p>
      <text:p text:style-name="P2">陳真   |  2022.04.17 01:24   |   <text:a xlink:type="simple" xlink:href="http://palinfo.habago.org/Entry?Command=Information_PrintForum&amp;#FORUM42213"><text:span text:style-name="T1">#</text:span></text:a></text:p>
      <text:p text:style-name="P4">台海悲劇有可能避免嗎？ <text:line-break/><text:line-break/>陳真 <text:line-break/>2022. 04. 17. <text:line-break/><text:line-break/><text:line-break/>烏克蘭跟台灣真的很像，都是極其腐敗的貪腐政權，比方說它的所謂總統澤倫斯基，也是個人渣，藉著出賣同胞的身家性命與財產，為美國人當炮灰，替自己撈得數千億 (台幣)的骯髒錢。 <text:line-break/><text:line-break/>這位所謂總統昨天說，開戰七周以來，烏軍死亡兩、三千人，俄軍則為三萬人。你信嗎？每天就是撒謊造謠，甚至自導自演栽贓抹黑俄軍。比方說自己用飛彈炸車站，然後說是俄軍炸的。可是，飛彈序號都被拍到了，證實是烏國的飛彈；甚至自己屠村，栽贓俄軍，然後透過下三濫的西方主流媒體，每天瘋狂造謠。 <text:line-break/><text:line-break/>一方面把俄軍說成魔鬼，說他到處屠殺烏國平民，可是，一方面又說烏軍神勇無敵，烏軍才死兩千人，就已經殺死了俄軍兩萬人，一比八的大勝仗！可是，這不是矛盾嗎？俄軍如果死傷如此慘重，如此不堪一擊，又如何可能到處殺害數千名烏國百姓？難道烏軍到現在連一個死掉的也沒有，兩千多名死者全是平民？而且，烏軍不但一個也沒死，而且還能幹掉兩萬名俄軍？你相信這種鬼話嗎？ <text:line-break/><text:line-break/>西方媒體如此瘋狂散播假新聞的原因是：美國與其走狗們希望烏克蘭打越久越好，拼命供應武器，好把俄國給拖垮。因此，一方面故意淡化烏軍的傷亡，一方面每天誇大其神勇，同時瘋狂抹黑俄羅斯，說他如何進行什麼種族滅絕，完全就是造謠抹黑一派胡言。 <text:line-break/><text:line-break/>各位要知道，所有你在這場戰爭中所看到的西方喪心病狂的邪惡手段，將來都會以數十倍以上的規模在台海兩岸上演。惟有當兩岸越多人意識到美國這個陽謀陷阱，或許悲劇才有可能避免。 <text:line-break/><text:line-break/>美國與西方之邪惡，真的令人心寒，常讓我感到很不可思議，為什麼人類會邪惡到這種地步？幾百年來到處姦殺擄掠，發動戰亂，販賣戰爭，藉以擴張殖民勢力，掠奪暴利。我很懷疑，向來信奉 "拳頭就是真理" 的西方世界，如何可能在非武裝衝突的前提下放棄為惡，給世界留一條生路？ <text:line-break/><text:line-break/>===================== <text:line-break/><text:line-break/>澤倫斯基：2500到3000名烏軍陣亡，俄軍兩萬人陣亡 <text:line-break/><text:line-break/>2022年4月16日 週六 <text:line-break/><text:line-break/>烏克蘭總統澤倫斯基（Volodymyr Zelenskiy）15日向美國有線電視新聞網（CNN）表示，與俄羅斯交戰7周以來，烏軍約有2500到3000人陣亡、約1萬人受傷。路透社報導，澤倫斯基表示，有1萬9000到2萬名俄國軍人在戰爭中被殺害。莫斯科當局上個月表示，有1351名俄軍陣亡、3825人受傷。</text:p>
      <text:p text:style-name="P2">和光同塵   |  2022.04.17 00:58   |   <text:a xlink:type="simple" xlink:href="http://palinfo.habago.org/Entry?Command=Information_PrintForum&amp;#FORUM42212"><text:span text:style-name="T1">#</text:span></text:a></text:p>
      <text:p text:style-name="P5"><text:span text:style-name="T3">1) 奥斯卡三秒钟我就判断大概率是套好的。一个无耻到可以颁给白头盔的"电影"奖，是沒有下限的。 <text:line-break/><text:line-break/>2) 承上，会在这种虚假议题大作文章甚至制造某种"道德教训"的，不是庸俗无聊就是蠢。 <text:line-break/><text:line-break/>3) 有人回应那个阴阳怪气的影片∶ <text:line-break/></text:span><text:a xlink:type="simple" xlink:href="https://f.video.weibocdn.com/u0/m2MLVLiSgx07VeOoTy2c010412005q7G0E010.mp4?label=mp4_hd&amp;;template=848x478.28.0&amp;;ori=0&amp;;ps=1BThihd3VLAY5R&amp;;Expires=1650131264&amp;;ssig=K3wrgXDw01&amp;;KID=unistore,video"><text:span text:style-name="T4">https://f.video.weibocdn.com/u0/m2MLVLiSgx07VeOoTy2c010412005q7G0E010.mp4?label=mp4_hd&amp;;template=848x478.28.0&amp;;ori=0&amp;;ps=1BThihd3VLAY5R&amp;;Expires=1650131264&amp;;ssig=K3wrgXDw01&amp;;KID=unistore,video</text:span></text:a></text:p>
      <text:p text:style-name="P2">許世勤   |  2022.04.15 10:32   |   <text:a xlink:type="simple" xlink:href="http://palinfo.habago.org/Entry?Command=Information_PrintForum&amp;#FORUM42211"><text:span text:style-name="T1">#</text:span></text:a></text:p>
      <text:p text:style-name="P6">中學生的時候，會喜歡讀一些心靈雞湯式的書籍或文章。這些心靈雞湯類的文章讀一讀，會以為自己的心智得到了昇華。後來開始讀些古典文學如三國演義、水滸傳、雙城記、浮士德...等，才開始明白為何經典會成為經典。 <text:line-break/><text:line-break/>隨著數理邏輯能力的提升，在從事研究的過程中，逐漸發現學習這件事是為了理解「知之為知之，不知為不知」。認識數學的開始也得先接受數學的公設，如果不相信1+1=2，就不會有餘弦定理、微積分等。判斷一個道理，也必得從某個立場出發，不然你要怎麼知道還有什麼是你不知道的？那懷疑也就無從懷疑，因為沒有根基。沒有立場卻故作理中客，不是蠢就是別有用心。據統計，Nature裡面發表關於生命科學類的文章，其中大約六成的結果無法重複，但並沒有因此否定那六成文章所下的結論，除非結果造假。更多時候我們看的是據此所下定的結論是否符合邏輯原則？是否同樣的結論可以在不同的類別中被驗證？也就是英雄所見略同，即便彼此某些觀點不太一致。 <text:line-break/><text:line-break/>純粹為懷疑而懷疑，那不是求知應有的態度。正因為沒有根基，反而容易成為鸚鵡。多數人會相信炮製出來的東西，是因為他們從來不懷疑，所以只能重複傳達那些罐頭訊息。即使這些炮製出來的資訊經常前後不一致，即使明顯是謊言，也不會妨礙人們去接受，尤其是這些西方敘事。例如在敘利亞捏造敘政府使用化武的「白頭盔」組織，最近可能會再次在俄烏衝突的主體敘事中粉墨登場，只是這次主角換成了俄羅斯。有時候我甚至覺得，你們要不要乾脆修改一下內容，每次都同一套路，大家都會猜了。我在網上看過不少綠民，在表達議題方面不是直接「複製貼上」，不然就是同一套敘事「疲勞轟炸」。當然，藍腦也有這樣的人，只是比例較少。雖然民眾能夠普遍賢明最好，但現實是「民可，使由之，不可，使知之」今日所謂的「主流媒體」，一再重複幫我們驗證了這件事。或許掌握了大聲公就掌握了真理，但我更相信真理只在大砲的射程之內。與非人的集團打交道，用人的語言是行不通的，必須要用他們聽得懂的語言。</text:p>
      <text:p text:style-name="P2">jackie   |  2022.04.15 09:49   |   <text:a xlink:type="simple" xlink:href="http://palinfo.habago.org/Entry?Command=Information_PrintForum&amp;#FORUM42210"><text:span text:style-name="T1">#</text:span></text:a></text:p>
      <text:p text:style-name="P3">To abraham： <text:line-break/><text:line-break/><text:line-break/>還好大陸的防疫專家（沒有引進外國歐美毒苗），沒有鬼島這些所謂防疫「半桶水」專家這麼愚蠢， <text:line-break/><text:line-break/>否則引起的毒苗後遺症災難會比新冠確診者更糟！ <text:line-break/><text:line-break/>要想想大陸是十幾億人口，鬼島兩千多萬人，有80%以上的人已經打了兩劑毒苗，有兩萬多人有明顯的後遺症（&gt;千分之一，黑數恐怕不止這兩萬多例），只怕未來會拖垮台灣醫療體系⋯ <text:line-break/><text:line-break/><text:line-break/><text:line-break/>引用李偉平教授對某網友的回覆： <text:line-break/><text:line-break/>中國大陸防疫專家沒做的蠢事，但台灣卻做了，是廣推AZ、BNT、Moderna、高端疫苗。中國大陸打滅活疫苗沒效，但沒有mRNA---&gt;ds DNA，也沒有活的Spike protein，頂多把老人、慢性病人打死，不會有ds DNA插進染色體、不會終身表現Spike protein、不會引發Cell-to-cell fusion、不會引發PrLP aggregation。 <text:line-break/><text:line-break/>滅活疫苗純粹是政治疫苗，用來塞住99%不懂免疫學的醫師及專家的嘴，給人民一個交代。</text:p>
      <text:p text:style-name="P2">陳真   |  2022.04.15 09:46   |   <text:a xlink:type="simple" xlink:href="http://palinfo.habago.org/Entry?Command=Information_PrintForum&amp;#FORUM42209"><text:span text:style-name="T1">#</text:span></text:a></text:p>
      <text:p text:style-name="P4">（再續） <text:line-break/><text:line-break/>有些事情見仁見智，但有些東西卻毫無爭議。我對於見仁見智的東西基本上沒有興趣，畢竟那只是一種意見，一如尼采所說，“我總是羞於說出一己之見”。個人見解是沒啥好說的，這也是為什麼我很少討論一些所謂公共議題的原因。 <text:line-break/><text:line-break/>比方說我不會去討論如何防疫或要不要普篩等等，因為一切實證性的問題都需要進入各種細節，必須取得各種相關數據與資料，才有可能做出判斷。而且，這樣一種判斷往往是變動的，有限的，可爭議的，見仁見智的。 <text:line-break/><text:line-break/>相反地，西方的殘暴血腥與下流無恥，還能有什麼見仁見智的空間嗎？就好像對人類來講，狗屎不可能比飯好吃一樣的道理。在這樣一些毫無爭議的問題上，沒有任何主觀認知的空間。至於像香港暴亂，如果你真是一個具有基本理性能力的人，難道你不知道那是CIA長年以來在世界各地所策動的一貫作法？如果你有一點基本常識，難道你不知道這跟什麼民主自由一點關係也沒有。 <text:line-break/><text:line-break/>總而言之，對人類的理性之低落投降吧！別以為人們能夠有什麼思考能力，透過麥克風，直接告訴他們正確答案，把他們當成茶壺那樣，恐怕才是惟一最有效的作法，只要插頭插上，你要它沸騰，它保證一定沸騰？你有見過不聽話偏不沸騰的茶壺嗎？不可能。天底下沒有一只茶壺是會思考或有自由意志的。 <text:line-break/><text:line-break/>當麥克風不在我們手上時，我們能夠溝通的對象僅有那些心智未泯者。這樣的人口通常只有1%左右。</text:p>
      <text:p text:style-name="P2">陳真   |  2022.04.15 09:22   |   <text:a xlink:type="simple" xlink:href="http://palinfo.habago.org/Entry?Command=Information_PrintForum&amp;#FORUM42208"><text:span text:style-name="T1">#</text:span></text:a></text:p>
      <text:p text:style-name="P3">我沒聽過屈穎妍，不知道她是誰，是從怡靜的貼文上看到。 <text:line-break/><text:line-break/>小孩不應該打這種基因疫苗，拿小孩當實驗品是一種罪行。但我很懷疑人渣黨可能會為了私利而強迫小孩施打。強迫大人打這種王八蛋疫苗傷害身體也就算了，不要把歪腦筋動到小孩頭上。 <text:line-break/><text:line-break/>小孩若要打疫苗，只能打大陸傳統滅活疫苗，倘若有副作用，也只是一次性，且是暫時，而且可逆。但是基因疫苗卻是把你當玉米當黃豆，後患無窮，而且完全不可測。我們平常連基因改造的食物都不敢吃不該吃了，更何況拿自己當成基因武器的實驗品。</text:p>
      <text:p text:style-name="P2">jackie   |  2022.04.15 09:11   |   <text:a xlink:type="simple" xlink:href="http://palinfo.habago.org/Entry?Command=Information_PrintForum&amp;#FORUM42207"><text:span text:style-name="T1">#</text:span></text:a></text:p>
      <text:p text:style-name="P4">請教陳真先生所提到的「屈穎妍」，是那位香港建制派的屈穎妍嗎？ <text:line-break/><text:line-break/>剛剛留完言，覺得這位小姐的姓名好像之前有聽過或看過，只是忘了是在哪，於是google 到這位屈穎妍⋯ <text:line-break/><text:a xlink:type="simple" xlink:href="https://zh.wikipedia.org/wiki/%E5%B1%88%E7%A9%8E%E5%A6%8D"><text:span text:style-name="T2">https://zh.wikipedia.org/wiki/</text:span><text:span text:style-name="T6">屈穎妍</text:span></text:a><text:s/><text:line-break/><text:line-break/><text:line-break/>另外要分享給各位一則關於新冠疫苗的文章： <text:line-break/><text:line-break/><text:span text:style-name="T5">👉</text:span>保護台灣幼童，請拒打新冠疫苗 <text:line-break/><text:a xlink:type="simple" xlink:href="https://tinyurl.com/4uhwj5v7"><text:span text:style-name="T2">https://tinyurl.com/4uhwj5v7</text:span></text:a><text:s/><text:line-break/><text:line-break/><text:line-break/>如果今天的這兩則留言，版主認為不妥的話，可以刪去，謝謝！</text:p>
      <text:p text:style-name="P2">jackie   |  2022.04.15 08:55   |   <text:a xlink:type="simple" xlink:href="http://palinfo.habago.org/Entry?Command=Information_PrintForum&amp;#FORUM42206"><text:span text:style-name="T1">#</text:span></text:a></text:p>
      <text:p text:style-name="P3">前幾天在微薄上看到王孟源博士的「問答時間」其中一篇文章，這篇文章提出他對於烏克蘭「布查慘案」的看法，搬過來分享給各位！ <text:line-break/><text:line-break/>這幾天在鬼島上，無論是哪種媒體平台（電視新聞就不用說了），都是一面倒認定此慘案是俄羅斯幹的，連在油管的中天新聞，也下了類似肯定的標題，令人實在看不下去⋯ <text:line-break/><text:line-break/><text:line-break/><text:line-break/>王孟源dudu <text:line-break/>4月5日 11:12來自新版微博 weibo.com <text:line-break/><text:line-break/>#问答时间# 俄軍撤離三天之後，烏軍才“發現”路上堆滿死尸，與此同時，鎮上有水、有電、有電信網絡、有幾乎全部居民活著 <text:line-break/>问：王先生，根据知乎大V—“拍照稀烂帮帮主”的最近一系列的文章来看，最近的新冠病毒的低病死率未必完全是Omicron自身的毒性下降、疫苗接种和减轻医疗挤兑造成的，其中有相当一部分直接来源于CRF (Case Fatality Rate)的分母上升，即COVID-19 new confirmed cases上升。 <text:line-break/><text:line-break/>比如说，新西兰在2022-01 至 2022-03期间，moving average CRF从~0.2%快速下降至~0.02%（一个数量级），而同时期新西兰的daily new confirmed cases per million people 从~10 快速上升至 3000+的水平 (ourworldindata.org)。 <text:line-break/><text:line-break/>或许这个分母快速上涨的原因可能来自于新冠病毒不断刷新的传染能力、不断变异出的新变种和“与病毒共存”的社会全面开放政策。如果这个假设成立，依据病毒的低病死率来直接推导出“共存”政策合理是否存在因果倒置的问题？ <text:line-break/><text:line-break/>@王孟源dudu 答：致死率和傳染率是獨立的變數，你所引用的論述是文科生的誤解，這件事還是留給懂統計和機率的人來考慮爲善。至於防疫政策的取捨，我已經反復詳細討論過了，沒有重述的必要。 <text:line-break/>最近兩天，烏克蘭又無中生有、炮製了“Bucha屠殺”，然後不但歐美自動認定俄方的“戰爭罪”和“反人類罪”，華語網絡上許多人開始爭辯是非對錯。但是在討論是非對錯之前，必須先分辨真假（事實上真假往往是對錯的關鍵），而烏克蘭提供的視頻和照片很快就被證僞：首先視頻中有“死者”在微微呼吸移動；其次，俄軍撤離三天之後，烏軍才“發現”路上堆滿死尸，與此同時，鎮上有水、有電、有電信網絡、有幾乎全部居民活著；第三，Gonzalo Lira剛剛發表了分析，證明烏克蘭政府在過去六周發佈、四個名義上不同地點的“民宅被毀暴行“視頻，其實是同一個建築從不同角度加上臨時改裝而拍攝的，這樣已知有系統撒謊造假的消息來源能相信嗎？ <text:line-break/><text:line-break/>當然一般人沒有能力和時間去搜索這些反面證據，但即使是完全無知的人，也可以通過邏輯思辨，獨立考慮“Bucha屠殺”的可信性。這裏最基本的思路，在於做這個屠殺對俄方有什麽好處？如果沒有好處，他們有沒有這個傳統習慣？相對的，假造這個屠殺對烏方有沒有好處？有沒有這類慣例？連這種簡單考慮都沒有能力做的人，完全沒有資格在公共論壇做評論。當然提升一個Metalevel來看，正因爲普羅大衆太笨，所以自然不知道自己有多笨（反之，知道自己笨的人，反而已經遠超群衆的平均程度；參見前文《爲什麽事實與邏輯對群衆無效》中有關Dunning-Kruger曲綫的討論）；然而這個機制正是昂撒謊言帝國幾百年成功運作的客觀基礎，是危害當前人類社會最緊急、最關鍵的頭號問題，所以即使必須逆天（指人類愚蠢的天性）而爲，有理智的少數人依舊得要努力闢謠，並且鼓勵沒有能力獨立做邏輯分析的人盡可能虛心閉嘴。畢竟每一個浮面、錯誤的公共論述，都是為壞人開闢危害公益的空間，昂撒體制下的所謂“言論自由”，正是爲了讓謊話、傻話充斥，你以爲他們對實話和智慧有興趣嗎？進一步總結，這些沒有專業能力，卻拼命語出驚人的網紅大V，其實都是爲了一點小小的私利（包括金錢和虛榮），而損害國家社會的公益；受過本博客教育的讀者，實在不應該受這些歪論所迷惑。 <text:line-break/><text:line-break/>王孟源 於 2022/04/05 07:00回覆 <text:line-break/><text:line-break/><text:line-break/>題外話： <text:line-break/>───────────────────────── <text:line-break/><text:line-break/>如果依照陳真先生所描繪的某位小姐的情形，我猜想她可能常看類似陳文茜這類人的節目、龍應台這類人的文章及書籍，我只是依照陳真先生所敘述的邏輯及脈絡，所作的推論罷了！ <text:line-break/><text:line-break/>因為陳、龍兩人之流的言論及文章，很符合陳真先生所謂的「各打五十大板主義」的屬性⋯：錯中有對，對中有錯，但是對卻對的很陰陽怪氣，不知所云、自以為是、毫無邏輯性，而錯則是錯的很離譜，也就是黑白顛倒、張冠李戴。 <text:line-break/><text:line-break/>前陣子陳文茜有一個節目就是說到關於烏克蘭議題的節目（有提到一位記者在烏東地區所拍攝的紀錄片），節目中把好幾年前美帝對烏克蘭所發動的政變，說成是俄羅斯幹的、是俄藉由亞速營來暴力政變推翻當時的合法總統⋯！？（我是跳著聽的，聽到這就不想再聽下去了！）如果一丁點都不了解烏克蘭局勢及歷史脈絡的人，很可能看到或聽到陳的這一段敘述就輕信、信以為真，我卻是無意中聽到她說的這一段腦殘至極的謊言，當下就覺得太鬼扯淡了，把美國幹的事情，轉嫁給俄羅斯，會不會太離譜了？陳是不是把觀眾當白痴耍？到此我就根本聽不下去了⋯ <text:line-break/><text:line-break/><text:line-break/>雖然我沒有親眼看到某位小姐的留言，只能據以側面如此推斷。 <text:line-break/><text:line-break/><text:line-break/><text:line-break/><text:line-break/></text:p>
      <text:p text:style-name="P2">陳真   |  2022.04.15 05:16   |   <text:a xlink:type="simple" xlink:href="http://palinfo.habago.org/Entry?Command=Information_PrintForum&amp;#FORUM42205"><text:span text:style-name="T1">#</text:span></text:a></text:p>
      <text:p text:style-name="P4">（續） <text:line-break/><text:line-break/>屈小姐還說，“任何人跟你說的話，你都應該查證，不應照單全收，人云亦云。父母、師長、媒體、政客，都有說錯的時候，你要做個成熟有判斷力的人，不要成為被人家玩弄於股掌間的愚民。” <text:line-break/><text:line-break/>這樣一些話，乍聽之下，好像很理性很客觀，事實上卻更像是一種知識的蒙昧主義，把知識說成一種好像無共識、缺乏事實核心價值、純屬主觀甚至不可知、彷彿只能存乎一心的個人私密認知，而不是一種具有客觀理性價值的社會性集體活動。 <text:line-break/><text:line-break/>在這樣一種莫名其妙的蒙昧主義下，專家不見了，全打成一個個不可盡信的個體，而且個體彼此之間不但認知水平是平等的，無專家可言的，更是一丘之貉的，來源可疑的，片面的，甚至懷有陰謀與偏見，惟有自己才可信。 <text:line-break/><text:line-break/>擁有這類想法的人，其實四處可見，數量龐大，主要特徵之一就是非常自以為是，往往深受主流洗腦，卻總覺得自己很理性，很會思考，很客觀，把自己放在一個最高的認知地位上。至於這個地位之如何成立，卻不需要任何客觀依據，純屬個人姿態。 <text:line-break/><text:line-break/>理性能力貧乏者往往就是如此，他似乎以為在每道命題背後直接畫個問號就是一種質疑，從而以為自己站到了認知能力的最高點。 <text:line-break/><text:line-break/>三歲小孩也常有類似反應，對你的每個陳述總是問“為什麼”、“為什麼”，差別在於三歲小孩不會因此以為自己好客觀好會獨立思考，但是理性能力貧乏的蒙昧主義者卻往往以為自己充滿睿智，擁有非凡的理性批判能力，其實就只是個蠢蛋。 <text:line-break/><text:line-break/>屈小姐還說：“以為自己知道天下事，才是最危險的時候。” <text:line-break/><text:line-break/>你看，又來了，又在鬼扯蛋了。什麼叫做“知道天下事”？ 不知所云不是嗎？一個具有基本理性的人，難道不可能知道自己知道一些什麼、不知道一些什麼？對自己所知擁有相對應的自信，有什麼問題呢？知識有那麼虛無高遠而不可知嗎？ <text:line-break/><text:line-break/>諸如這類不具絲毫認知意義的心靈雞湯式的無謂修辭，恐怕才是蒙昧的根源。市面上不是很多這類雞湯格言嗎？比方說，舉個例，“成功的人，堅持到底” ，“知道變通者，方能成功”……媽的怎麼講怎麼對，那到底是要堅持還是要變通？這就是心靈雞湯，多喝無益。你還是應該回到紥紥實實、具有集體操作意義的事實與價值上，也許才是理解事物的皇家大道。</text:p>
      <text:p text:style-name="P2">陳真   |  2022.04.15 00:52   |   <text:a xlink:type="simple" xlink:href="http://palinfo.habago.org/Entry?Command=Information_PrintForum&amp;#FORUM42204"><text:span text:style-name="T1">#</text:span></text:a></text:p>
      <text:p text:style-name="P3">我很不認同這位屈穎妍小姐的看法，這就是一種 "各打五十大板主義"，或者你也可以說是一種病態的懷疑主義，一種道德上的犬儒主義。犬儒者，德之賊也。 <text:line-break/><text:line-break/>屈小姐這類言論，乍聽之下好像很客觀很理性，其實剛好相反，它的作用恰恰就是讓你淪為主流謊言的獵物卻還以為自己很客觀。怎麼說呢？簡單這麼說： <text:line-break/><text:line-break/>知識也好，道德也罷，對之做出評價一點都不困難。可是，這樣一種洗腦式的懷疑主義與犬儒主義，卻偏要故做深刻狀，讓你以為這事沒那麼單純哦，那事很可能背後還有內幕哦，因此全都不可輕信哦，而且啊我跟你說，那些以為自己很懂的人其實才是最無知的哦。 <text:line-break/><text:line-break/>看吧，藉由絕對主義做為一種藉口，讓你走向病態的相對主義，走向虛無，讓你什麼都不信 (但你若這麼蠢，你其實還是會相信鋪天蓋地的主流謊言)。 <text:line-break/><text:line-break/>在這樣一種態度下，腦殘們就更腦殘得無可救藥了。為什麼呢？因為他把99.99999％的真實或真相，拿來和100％的謊言做同等比較，然後告訴自己說我好有理性哦，我好客觀，我兩邊都不可輕信，尤其是罕於聽聞的極少數一方，當然更不可以輕信。 <text:line-break/><text:line-break/>請問這是一種合理的認知態度嗎？我們是這樣子在獲得知識與資訊來認識世界的嗎？我們是這樣子在評價是非善惡的嗎？我們是根據某種物理定理一般的絕對邏輯法則來判斷事物的嗎？ <text:line-break/><text:line-break/>這位屈小姐故做客觀深刻狀地說：“誰能擔保自己看到聽到的就是真相的全部？” 這麼一句鬼話，一下子就把所有的人全部打了五十大板。這很荒唐不是嗎？ <text:line-break/><text:line-break/>這就好像說哪個人敢說他打桌球從不失誤一顆球？ 然後呢？然後世界球王就因此和一個根本不會打球的人瞬間降到同一水平了嗎？就只因為球王也可能有失誤，所以他沒資格說自己很會打球？ <text:line-break/><text:line-break/>同理，我也常常搞錯一些細節，因此我就沒資格說我很懂得某些國際關係？我數學不是每次都考100分，所以我就該假裝自己的數學能力跟一個數學白癡的能力是一樣的？而且，因為我不是每件資訊100％永遠正確無誤，所以我也因此不應該對任何知識或任何事情有任何的確定性宣稱?我不應該宣稱美國是帝國主義，我不應該批評美帝的法西斯走狗們，因為我無法擔保自己知道 "所有的" 真相? <text:line-break/><text:line-break/>大家懂我的意思嗎？知道我在說什麼吧？ <text:line-break/><text:line-break/>許多時候，我常叫大家對我寫的東西看看便罷，希望大家用自己的腦子去得出自己觀看世界的方式，意思並不是說我對自己所言所思所想沒有充份把握，而是說，這畢竟是我的東西，我的研究所得，它們是千真萬確的，就像經典地位的教科書那樣，你應該直接就信了，連查證都可以免了，因為你很難比我對知識對真相的要求還更嚴苛。 <text:line-break/><text:line-break/>簡單說，對於我寫的東西，你完全可以全盤皆收。問題是，你總不能當我的傳聲筒當我的影印機啊，你總得也該自己做點功課不是嗎？ <text:line-break/><text:line-break/>而且，面對同樣一個事情，每個人理當有各種屬於他自己應有的態度，你不可能跟我一模一樣啊，因為你不是我，你跟我有著完全不一樣的人生，完全不一樣的經驗與遭遇，你不曾經歷過我所經歷的，我也不曾跟你一樣的造化，因此，你不應該跟我有著一模一樣的姿態或情感。 <text:line-break/><text:line-break/>當然，我們終究還是有可能殊途同歸，有著一樣的態度與情感，那很好。但是，總歸一句話就是一切都還是應該由你自己做為一個認知與道德態度的出發點，而不是直接橫向移植我的一切言語思想與態度。 <text:line-break/><text:line-break/>我平常講的是這個意思，而不是說我蠢到連自己寫什麼信什麼都沒把握，因此叫大家看看便罷。事實上，我寫的一切，各位可以直接當成教科書，當成聖經那樣去採納都沒問題，我不會在這種基本事實的問題上假謙虛，假裝自己好像不懂。我沒有那個意思。你一輩子關注的事，以命相許的事，因此家破人亡事，你會毫無把握、道聽途說嗎？ <text:line-break/><text:line-break/>屈小姐舉的例子，理當只是得出一個結論就是腦殘們很容易被操弄，就跟茶壺一樣，插頭一插，你要他沸騰，他就沸騰給你看。你要他降溫，他就會降溫。但是，屈小姐卻反而做出很腦殘的結論，叫大家啥都別信，因為沒有人知道所有真相。 <text:line-break/><text:line-break/>我們知道所有真相要幹嘛？我認識良哲，但我不知到道他的生日是哪一天，我也不知道他一生感冒了幾次，我甚至不知道他有幾根頭髮。既然我不知道所有真相，所以我不能宣稱我認識良哲並與之熟識？我只能故做客觀地說良哲是個陌生人？ <text:line-break/><text:line-break/>屈小姐的文字當然有其脈絡，也許她只是在勸一些腦殘別太相信媒體，但也不用勸成另一種極端。什麼都不信，那豈不是更腦殘？</text:p>
      <text:p text:style-name="P2">abraham   |  2022.04.14 23:45   |   <text:a xlink:type="simple" xlink:href="http://palinfo.habago.org/Entry?Command=Information_PrintForum&amp;#FORUM42203"><text:span text:style-name="T1">#</text:span></text:a></text:p>
      <text:p text:style-name="P4">我覺得每天生活在台灣是很痛苦的事情。談烏克蘭，一堆人都視而不見美國背後那一隻手，也不去談論新納粹，只是不停的討論布查慘案，但是對於這個慘案的真實性跟反對意見，卻又視而不見。感覺要不是英雄電影美國隊長看太多，就是一直把自己帶入成為烏克蘭國民，比央格魯人還白。 <text:line-break/>討論美國未來可能會如法炮製烏克蘭搞離岸平衡手，非常有可能在台灣搞事情，就一直扯對岸軍力不行，他們會怕制裁，好像忘記美國為什麼發動貿易戰，就是老二真的威脅到老大了，而且台灣還是名義上的一省。 <text:line-break/>最後回到疫情，談論上海的疫情就說因為對岸不開放西方疫苗所以就是只能採取動態清零，完全忽略上海真實就是動作太慢才造成如此。而且，西方疫苗超有效，那麼美國歐洲韓國確診的人又怎麼來的？上海確診的人重症少難道不是減活疫苗的功勞？ <text:line-break/>更不要說民進黨支持者現在一直說遲早每日確診破萬，要與病毒共存，卻忘了小小孩不能打疫苗，在家一起輕症隔離是白癡行為這樣的議題了........ <text:line-break/>這是民主自由的空氣，還是只是單純的愚蠢...有誰可以告訴我</text:p>
      <text:p text:style-name="P2">怡靜   |  2022.04.14 20:39   |   <text:a xlink:type="simple" xlink:href="http://palinfo.habago.org/Entry?Command=Information_PrintForum&amp;#FORUM42202"><text:span text:style-name="T1">#</text:span></text:a></text:p>
      <text:p text:style-name="P3">前幾天烏克蘭的社交網路流傳一段影片，英文可以的，請直接看影片，有配上英文字幕。 <text:line-break/><text:line-break/><text:a xlink:type="simple" xlink:href="https://t.me/realCRP/4274"><text:span text:style-name="T2">https://t.me/realCRP/4274</text:span></text:a><text:s/><text:line-break/><text:line-break/>影片一開始是一位著傳統烏克蘭服飾的女子，述說俄羅斯人怎麼殘害烏克蘭人，內容充滿歪曲的史實和仇恨的用語，最後說要殺光所有俄羅斯人，並配上ISIS的殺人手法畫面。 <text:line-break/><text:line-break/>此片一出引起譁然，後來有人發現，原來這影片是美國製造。製作這影片的是烏克蘭國際婦女聯盟美國分部，並且在她們的臉書上散佈。（看，臉書這時不刪除這種鼓吹仇恨的影片了） <text:line-break/><text:a xlink:type="simple" xlink:href="https://t.me/mangopress/4079"><text:span text:style-name="T2">https://t.me/mangopress/4079</text:span></text:a><text:s/><text:line-break/><text:line-break/><text:line-break/>第二段影片 <text:line-break/><text:line-break/><text:a xlink:type="simple" xlink:href="https://t.me/GalliaDaily/3891"><text:span text:style-name="T2">https://t.me/GalliaDaily/3891</text:span></text:a><text:s/><text:line-break/><text:line-break/>英文可以的也請直接看影片，有英文字幕。我大略簡述一下， <text:line-break/><text:line-break/>Régis Le Sommier 是一位戰地記者，他陪同三位法國僱傭兵去烏克蘭參戰，結果意外的發現他面對的僱傭兵召集訓練等活動，負責的人不是烏克蘭人，而是美國人，而且很顯然這位美國負責人不喜歡外國記者，還要求他換掉手機通訊晶片。最後記者說，我以為我會碰到國際縱隊，沒想到我面對的是五角大廈。 <text:line-break/><text:line-break/>記者最後這句話我聽了覺得挺搞笑的，因為國際縱隊指1936—1939年西班牙內戰期間，許多國家的工人、農民等為支援西班牙人民反對佛朗哥反動軍隊和德、義法西斯武裝所組成的志願軍。 <text:line-break/>我當然知道記者是延伸它後來泛指為反對侵略，不同國籍的人志願組成的軍隊，不過用在烏克蘭納粹上不是很諷刺嗎？ <text:line-break/><text:line-break/>一篇文章， 美帝和它的媒體（The American Empire and its Media） <text:line-break/><text:line-break/><text:a xlink:type="simple" xlink:href="https://swprs.org/the-american-empire-and-its-media/"><text:span text:style-name="T2">https://swprs.org/the-american-empire-and-its-media/</text:span></text:a><text:s/><text:line-break/><text:line-break/>英文不好沒關係，你只要知道這篇文章的主旨， <text:line-break/><text:line-break/>一般大眾鮮少知道，幾乎所有美國的主流媒體的高層和知名記者都是極有影響力的美國外交關係協會 (Council on Foreign Relations)的成員。文中有一個圖片，請把它點開放大，看看裡面有哪些是你聽過看過的媒體，台灣主流媒體翻譯引用的不都是這些媒體的文章和報導，你看世界的角度難道不是由他們決定的？你真的有資格告訴我什麼叫言論自由？ <text:line-break/><text:line-break/><text:line-break/>一篇中文報導。我是因為查找香港反送中黑暴風波相關資料才知道屈穎妍這位香港記者，陸續看了不少她的時評，她在反送中黑暴期間敢於撰文批評亂港份子，飽受電話騷擾和恐嚇。 <text:line-break/>底下是她寫的4/13刊登於香港大公報專欄 <text:line-break/><text:line-break/>妍之有理/一巴掌的教育\屈穎妍 <text:line-break/><text:line-break/><text:a xlink:type="simple" xlink:href="http://www.takungpao.com.hk/news/232109/2022/0413/707949.htm"><text:span text:style-name="T2">http://www.takungpao.com.hk/news/232109/2022/0413/707949.htm</text:span></text:a><text:s/><text:line-break/><text:line-break/>疫情下，電影沒得拍、戲沒得看，於是，一年一度的奧斯卡頒獎禮，關注度非常低。如果不是韋史密夫（Will Smith）掌摑了基斯洛克（Chris Rock）一巴掌，相信好多人都不知道原來今年的獎項已塵埃落定。 <text:line-break/><text:line-break/>頒獎禮的掌摑事件引起全球哄動，所有人都在評論護妻的韋史密夫做得對不對。如果這是通識素材，辯論方向大概就是：暴力是否能解決問題？ <text:line-break/><text:line-break/>倒是台灣一位老師有創意，他叫洪黃祥，是桃園市一位小學教師，他竟然用韋史密夫這巴掌，給小六學生帶來一次很好的反思教育。 <text:line-break/><text:line-break/>實在太有意思，請容我在此簡述一下洪老師的教學內容，讓大家一起上這社會課…… <text:line-break/>　 <text:line-break/>1.我告訴學生，主持人基斯洛克在頒獎禮上拿韋史密夫太太的光頭來談論，韋史密夫不爽，上台打了基斯洛克一巴掌。請學生舉手表態，是否支持韋史密夫的舉動，結果，四成學生支持。 <text:line-break/><text:line-break/>2.我播放此事的整個影像，學生得知韋史密夫的太太是因病掉髮，卻被嘲諷。我請學生再表態，接近九成支持韋史密夫打人。 <text:line-break/><text:line-break/>3.我問學生，嘲諷是語言暴力，但打人卻是嚴重暴力，況且事後基斯洛克說，他對韋史密夫太太有脫髮症並不知情。沒給對方解釋道歉，就直接訴諸暴力，是否值得支持？這次，舉手支持打人的又降到四成。 <text:line-break/><text:line-break/>4.我告訴學生，韋史密夫是家暴目擊者，他小時候常目睹母親被父親打到渾身是血，從此發誓要守護家人。他太太因病掉髮，曾封閉自己，好不容易在家人鼓勵下重新振作，如今再被傷害，故韋史密夫決定出手保護自己最愛的人。聽完我的說明，支持韋史密夫打人的學生，又升到八成。 <text:line-break/><text:line-break/>5.我說這是奧斯卡94屆以來第一次暴力事件，這畫面有過億人目睹，故主辦單位考慮取消韋史密夫影帝資格。若基斯洛克要追究，韋史密夫將面臨六個月牢獄及十萬美元的賠償。代價這麼大，同學還支持打人嗎？這次，只剩五成人舉手。 <text:line-break/><text:line-break/>6.我最後問：我請同學舉手五次，從頭到尾，你完全沒動搖，無論支持或反對打人，五次都沒改變的，請舉手。結果，人數只有三成多。 <text:line-break/><text:line-break/>我告訴學生，我今天扮演的角色，是政治人物或媒體，我蓄意餵養你片面的、我想你知道的資訊，結果有七成人被我操弄，根據我餵養的資訊而改變立場。 <text:line-break/><text:line-break/>我只給你我想你知道的訊息，對我不利的，我一概不提，慢慢，我要你膜拜誰你就膜拜誰，我要你打砸誰你就打砸誰……而這種現象，正在世界各地上演，台灣尤其嚴重，令人擔憂。 <text:line-break/><text:line-break/>所以，任何人跟你說的話，你都應該查證，不應照單全收，人云亦云。父母、師長、媒體、政客，都有說錯的時候，你要做個成熟有判斷力的人，不要成為被人家玩弄於股掌間的愚民。 <text:line-break/><text:line-break/>洪老師實在精彩！當世界充斥着資訊，令我們以為自己知道天下事，才是最危險的時候，因為你永遠不知道這些資訊為什麼會來到你面前、怎樣鑽進你腦袋。洪老師用韋史密夫的例子給孩子上了深刻一課，也為我們大人們醍醐灌頂，香港的情況不也一樣？誰能擔保自己看到的、聽到的，就是真相的全部？ <text:line-break/><text:line-break/><text:line-break/></text:p>
      <text:p text:style-name="P2">陳真   |  2022.04.13 16:33   |   <text:a xlink:type="simple" xlink:href="http://palinfo.habago.org/Entry?Command=Information_PrintForum&amp;iPage=1#FORUM42201"><text:span text:style-name="T1">#</text:span></text:a></text:p>
      <text:p text:style-name="P3">Volhynia這部電影中說，膽敢不聽班德拉的話去殺害自己的波蘭親人、友人、太太、先生或父母或波蘭鄰居或波蘭小孩與婦孺者，"頭上就會吃一顆子彈"。這樣講其實不太對，班德拉是斧頭幫愛好者，喜歡用斧頭砍人，剁手剁腳剁頭或是攔腰剁成兩半，哪會只讓你額頭吃一顆子彈？ <text:line-break/><text:line-break/>現行由美國於2014年透過暴力政變、推翻民選親俄總統所成立的軍事法西斯獨裁政權，它的國父就是這位撒旦班德拉。但是，主流媒體卻說這些法西斯份子是捍衛民主自由與人權的勇士。一個人得腦殘無知到何種程度，才會相信這樣的鬼話？ <text:line-break/><text:line-break/>常在高雄街頭看到一堆腦殘，身上綁著各種"聲援烏克蘭"、"我們都是烏克蘭人" 的布條或各種裝備，我還看到一間好像叫作馨蕙馨的醫院，醫院大門口跑馬燈寫著："支持烏克蘭"。美國光是在過去二十年來都已經侵略摧毀了好幾個國家，殺害數千萬人，一般人卻根本一無所知。這反覆說明了幾件事： <text:line-break/><text:line-break/>一，人的智商普遍令人難以恭維。你看，腦殘到處都是，少有例外。 <text:line-break/><text:line-break/>二，人的道德品格亦然，很難讓人產生敬意，尤其是讀書人，總是知道怎麼趨炎附勢，風怎麼吹，他就往哪邊倒，完全就是眛著良心。 <text:line-break/><text:line-break/>三，麥克風就是真理，就是槍炮。 <text:line-break/><text:line-break/>俗話說，"清者自清，濁者自濁"，或是什麼 "是非公道自在人心"，甚至還說什麼 "人民的眼睛是雪亮的"，"歷史會還給誰一個公道" 等等等。這些其實全是鬼扯蛋。誰控制了麥克風，誰就是清，對方則烏七媽黑。即使李白再世或維根斯坦轉世來台，倘若他不是綠的，保證他也會被說成草包， <text:line-break/><text:line-break/>是非公道就更不用說了，它哪會在人心？人心裏頭的是非公道是由麥克風提供的。歷史更不會還誰公道，任憑你功勳彪炳，麥克風照樣能把你一筆勾銷，照樣能把你說成爛人。 <text:line-break/><text:line-break/>我常說，今天綠營之所以仍然尊敬林義雄，不是因為林義雄是個人格者，而是因為林義雄至今仍是綠的。哪天，林義雄如果反綠，我敢保證綠營輕易就能把他的人格徹底摧毀。 <text:line-break/><text:line-break/>同理，我若始終是綠的，昧著良心辦事，肯定也是當大官，肯定也會如同過去那樣說我是人格者。 <text:line-break/><text:line-break/>歷史有時候確實會還給某些人一個公道，但是這得靠點運氣，通常是發生在改朝換代之後，在一個跟你頻率比較相近的年代，人們也許才會從歷史灰燼中發現你不凡的存在。那個時候，你通常屍骨已寒，有沒有還上這個公道，其實也無所謂了。</text:p>
      <text:p text:style-name="P2">怡靜   |  2022.04.10 18:49   |   <text:a xlink:type="simple" xlink:href="http://palinfo.habago.org/Entry?Command=Information_PrintForum&amp;iPage=1#FORUM42200"><text:span text:style-name="T1">#</text:span></text:a></text:p>
      <text:p text:style-name="P3">我上傳了陳真提到的電影，2016年，波蘭導演 Wojciech Smarzowski 的 "Wołyń" (Volhynia, 沃倫） <text:line-break/>台灣當初上映時是翻譯成仇恨（英文片名hatred) <text:line-break/>畫質沒有很好，有中文字幕。湊合著看吧。影片約兩小時半。 <text:line-break/><text:line-break/><text:a xlink:type="simple" xlink:href="https://odysee.com/wolyn:d"><text:span text:style-name="T2">https://odysee.com/wolyn:d</text:span></text:a><text:s/><text:line-break/><text:line-break/>當初看的時候，以為電影裡的殺人畫面是導演刻意要突出戲劇性，才拍得這樣慘絕人寰，後來查找一些資料時，才知道那些殺人手法都是真實發生過的。 <text:line-break/><text:line-break/>另外如果你注意電影裡的某些"符號"，在現在的烏克蘭納粹政權的很多集會場合遊行都可以看到。 <text:line-break/><text:line-break/>板上之前有人介紹過一位加拿大的獨立記者Eva Karene Bartlett(她自述為人權活動者和部落客） <text:line-break/>最近寫了一篇文章，他們看到聽到事實真相，卻選擇說謊(They Saw and Heard the Truth — Then Lied About It: Media on Donbass Delegation Omitted Mention of Ukraine’s 8 Year War on the Autonomous Republics) <text:line-break/><text:line-break/><text:a xlink:type="simple" xlink:href="http://shorturl.at/arAEM"><text:span text:style-name="T2">http://shorturl.at/arAEM</text:span></text:a><text:s/><text:line-break/><text:line-break/>文中敘述了基輔納粹政權這８年來是如何殘害殺戮烏東地區的老百姓，文中也提到許多手法都跟敘利亞的恐怖份子作法如出一徹。 <text:line-break/><text:line-break/>她在2019年曾造訪頓巴斯地區，此次是再度造訪。 <text:line-break/><text:a xlink:type="simple" xlink:href="http://shorturl.at/jGPRS"><text:span text:style-name="T2">http://shorturl.at/jGPRS</text:span></text:a><text:s/><text:line-break/><text:line-break/>陳真提到的Scott Ritter，前聯合國首席武器檢查官，在兩週前接受了獨立媒體The Grayzone <text:line-break/>的專訪，這段訪問很長，有2小時43分鐘，如果你英文還可以，非常推薦一聽。即便是講俄烏衝突的軍情分析，你沒有任何軍事背景常識也可以聽得懂。 <text:line-break/><text:line-break/><text:a xlink:type="simple" xlink:href="https://youtu.be/OSkpIq3T-Zc"><text:span text:style-name="T2">https://youtu.be/OSkpIq3T-Zc</text:span></text:a><text:s/><text:line-break/><text:line-break/>另外這一段訪談是５天前接受另一個自媒體的專訪，訪談快結束時有提到台海衝突的問題（不過私以為Scott對歐洲事務可能比較了解，亞洲這邊不是那麼清楚實際的癥結點所在，不過他也說了，他希望不要把他的話視為真理，還是應該自行去調查研究，找尋答案） <text:line-break/><text:line-break/><text:a xlink:type="simple" xlink:href="https://youtu.be/SN7o-ThhFfY"><text:span text:style-name="T2">https://youtu.be/SN7o-ThhFfY</text:span></text:a><text:s/><text:line-break/><text:line-break/></text:p>
      <text:p text:style-name="P2">陳真   |  2022.04.10 07:35   |   <text:a xlink:type="simple" xlink:href="http://palinfo.habago.org/Entry?Command=Information_PrintForum&amp;iPage=1#FORUM42199"><text:span text:style-name="T1">#</text:span></text:a></text:p>
      <text:p text:style-name="P4">我只迅速瞄了一下，發現這個翻譯很可怕，如果光看中文，幾乎是不知所云，而且錯誤百出，比方說最後提到歐盟，翻譯和原意是完全相反的。我們應該去制裁為了美國利益到處燒殺擄掠的歐盟才對，怎麼會是我們應該為了美國利益去制裁歐盟？ <text:line-break/><text:line-break/>還有，把烏克蘭的法西斯納粹本質給連結到一個僅有數百人的屠村事件是很誤導的，嚴重淡化其血腥殘暴與邪惡，會讓人以為只殺了幾百人，這也沒什麼啊，但是事實上卻不是屠村，而是滅種，進行所謂種族淨化；規模也不是幾百人，而是幾百人的幾百倍，十數萬的規模。 <text:line-break/><text:line-break/>更可怕的不僅僅是極短時間內殺害十數萬人，而是致力於使用最殘暴最泯滅人性的手法進行凌虐殺害，例如我幾年前提過的，把幼兒釘死在桌面，讓他慢慢死去，或是用稻草捆綁一個個兒童，然後點火，欣賞兒童們成為一團團的小火球，痛苦奔竄惨叫哀嚎，或是強姦每個女人，然後活生生肢解，割掉乳房，挖出陰部，挖眼剁鼻，折磨至死，從中取樂。 <text:line-break/><text:line-break/>曾有一些學者研究，發現烏軍 “發明”了125至160種泯滅人性的虐殺方法。 <text:line-break/><text:line-break/>不光是屠殺數量驚人，不光是手段力求變態與殘暴，更重要的是一脈相承，殺戮不斷，至今整個烏克蘭竟然還把班德拉那樣一個喪心病狂與撒旦無異的法西斯人渣尊奉為民族英雄，並且立法禁止批評。而且，這樣一股恐怖法西斯勢力，背後的支持者和資助者就是美國CIA和英國的MI6。 <text:line-break/><text:line-break/>幾年前，我曾多次強烈推薦大家去看波蘭導演 Wojciech Smarzowski 的一部片叫做 "Wołyń" (Volhynia, 沃倫），犯下這個十萬人死亡的種族大屠殺的政治軍事組織，就是現在這個由美國一手扶植的烏克蘭法西斯軍事政權的前身與歷史傳承。這些法西斯血腥人渣，就是主流媒體所謂的民主自由的人士。 <text:line-break/><text:line-break/>有一件事我印象很深，大約是七、八年前，在一次國際會議場合，普京對著美國官員說：“你說，這些蒙著臉到處殺小孩殺婦孺的人是在追求民主自由？” <text:line-break/><text:line-break/>很忙很累，身心俱疲，有空再多寫。</text:p>
      <text:p text:style-name="P2">蔡亦鸣   |  2022.04.09 23:48   |   <text:a xlink:type="simple" xlink:href="http://palinfo.habago.org/Entry?Command=Information_PrintForum&amp;iPage=1#FORUM42198"><text:span text:style-name="T1">#</text:span></text:a></text:p>
      <text:p text:style-name="P3">这些民兵起源于2014年推动欧洲独立广场革命的极右翼团体，由狂热和残暴的个人组成。其中最着名的是亚速军团，其标志让人想起党卫军第2帝国装甲师，该师因1943年在法国进行1944年格拉内河畔奥拉杜尔大屠杀之前，在乌克兰受到尊敬。 <text:line-break/><text:line-break/>这些民兵起源于2014年推动欧洲独立广场革命的极右翼团体，由狂热而残暴的个人组成。其中最著名的是亚速军团(Azov Regiment)，其徽章让人想起纳粹党卫军第二帝国装甲师(second SS Das Reich Panzer Division)，该装甲师因在1943年从苏联手中解放哈尔科夫(Kharkov)，并在1944年在法国格拉讷河畔的奥拉杜尔(oradour - surglane)发动屠杀而在乌克兰备受尊敬。</text:p>
      <text:p text:style-name="P2">蔡亦鸣   |  2022.04.09 23:42   |   <text:a xlink:type="simple" xlink:href="http://palinfo.habago.org/Entry?Command=Information_PrintForum&amp;iPage=1#FORUM42197"><text:span text:style-name="T1">#</text:span></text:a></text:p>
      <text:p text:style-name="P4">事实上，军队因干部腐败而受到破坏，不再得到民众的支持。根据英国内政部的一份报告，在2014年3月/4月召回预备役人员时，70%的人没有参加第一次会议，80%的人没有参加第二次会议，90%的人参加了第三次会议，95%的人参加了第四次会议。在2017年10月/11月，70%的应征入伍者没有参加“2017年秋季”召回活动。 <text:line-break/><text:line-break/><text:line-break/><text:line-break/>事实上，军队因其干部的腐败而受到损害，不再得到民众的支持。根据英国内政部的报告，在2014年3月/4月的预备役军人召回中，70%的人没有出现在第一次会议上，80%的人没有出现在第二次会议上，90%的人没有出现在第三次会议上，95%的人没有出现在第四次会议上。在2017年10月/11月，70%的应征者没有出现在 "2017年秋季 "召回活动中。</text:p>
      <text:p text:style-name="P2">蔡亦鸣   |  2022.04.09 23:36   |   <text:a xlink:type="simple" xlink:href="http://palinfo.habago.org/Entry?Command=Information_PrintForum&amp;iPage=1#FORUM42196"><text:span text:style-name="T1">#</text:span></text:a></text:p>
      <text:p text:style-name="P3"><text:a xlink:type="simple" xlink:href="https://www.thepostil.com/the-military-situation-in-the-ukraine/"><text:span text:style-name="T2">https://www.thepostil.com/the-military-situation-in-the-ukraine/</text:span></text:a><text:s/><text:line-break/><text:line-break/>乌克兰的军事局势 <text:line-break/>四月 1， 2022 雅克·鲍德 <text:line-break/>第一部分：战争之路 <text:line-break/><text:line-break/>多年来，从马里到阿富汗，我一直为和平而努力，并为此冒着生命危险。因此，这不是一个为战争辩护的问题，而是一个理解是什么导致我们走向战争的问题。我注意到，那些轮流在电视上的“专家”根据可疑的信息分析情况，这些信息通常是作为事实建立的假设-然后我们不再设法理解正在发生的事情。这就是恐慌的产生方式。 <text:line-break/><text:line-break/>问题不在于知道谁在这场冲突中是对的，而在于质疑我们的领导人做出决定的方式。 <text:line-break/><text:line-break/>让我们试着来看看冲突的根源。它始于那些在过去八年中一直在谈论顿巴斯的“分离主义者”或“独立主义者”的人。事实并非如此。顿涅茨克和卢甘斯克两个自称共和国于2014年5月举行的公投，并不像一些肆无忌惮的记者所声称的那样是“独立”公投（независимость），而是“自决”或“自治”（самостоятельность）的公投。“亲俄”这个限定词表明俄罗斯是冲突的一方，但事实并非如此，“讲俄语的人”这个词会更诚实。此外，这些公投是在违背弗拉基米尔·普京的建议的情况下进行的。 <text:line-break/><text:line-break/>事实上，这些共和国并不寻求脱离乌克兰，而是寻求自治地位，保证他们使用俄语作为官方语言。新政府因推翻亚努科维奇总统而做出的第一项立法行动是2014年2月23日废除了2012年基瓦洛夫-科列斯尼琴科法，该法将俄语作为官方语言。这有点像政变分子决定法语和意大利语不再是瑞士的官方语言。 <text:line-break/><text:line-break/>这一决定在讲俄语的人口中引起了一场风暴。结果是从2014年2月开始对俄语地区（敖德萨，第聂伯罗彼得罗夫斯克，哈尔科夫，卢甘斯克和顿涅茨克）进行了激烈的镇压，并导致局势军事化和一些大屠杀（最着名的敖德萨和马里奥波尔）。2014年夏末，只剩下自称的顿涅茨克共和国和卢甘斯克共和国。 <text:line-break/><text:line-break/>在这个阶段，乌克兰总参谋部过于僵化，并且全神贯注于对作战艺术的教条主义态度，在没有设法获胜的情况下制服了敌人。对2014-2016年顿巴斯战斗过程的检查表明，乌克兰总参谋部系统地和机械地应用了相同的操作计划。然而，自治主义者发动的战争与我们在萨赫勒地区观察到的非常相似：使用轻型手段进行的高度机动性行动。通过更灵活和更少的教条主义方法，叛乱分子能够利用乌克兰军队的惯性反复“困住”他们。 <text:line-break/><text:line-break/>2014年，当我在北约时，我负责打击小武器扩散的斗争，我们试图发现俄罗斯向叛乱分子运送的武器，看看莫斯科是否参与其中。我们当时收到的信息几乎完全来自波兰情报部门，与来自欧安组织的信息“不符”——尽管有相当粗略的指控，但没有从俄罗斯运送武器和军事装备。 <text:line-break/><text:line-break/>由于讲俄语的乌克兰部队叛逃到叛军方面，叛乱分子武装起来。随着乌克兰的失败继续，坦克，大炮和防空营扩大了自治主义者的队伍。这就是促使乌克兰人致力于明斯克协议的原因。 <text:line-break/><text:line-break/>但就在签署明斯克1号协议后，乌克兰总统彼得罗·波罗申科（Petro Poroshenko）对顿巴斯发动了大规模的反恐行动（ATO/Антитерористична операція）。在北约军官的建议不足的情况下，乌克兰人在捷巴尔采沃遭受了惨败，迫使他们参与明斯克2协议。 <text:line-break/><text:line-break/>这里必须回顾一下，明斯克1号（2014年9月）和明斯克2号（2015年2月）协议没有规定共和国的分离或独立，而是规定它们在乌克兰框架内的自治。那些读过这些协定的人（实际上已经读过这些协定的人非常、非常、非常少）会注意到，所有信件中都写着，各共和国的地位将由基辅与各共和国代表谈判，以便内部解决乌克兰问题。 <text:line-break/><text:line-break/>这就是为什么自2014年以来，俄罗斯一直系统地要求实施这些条约，同时拒绝成为谈判的一方，因为这是乌克兰的内部事务。另一方面，以法国为首的西方系统地试图用“诺曼底模式”取代明斯克协议，让俄罗斯人和乌克兰人面对面。但是，让我们记住，在2022年2月23日至24日之前，顿巴斯从未有过任何俄罗斯军队。此外，欧安组织观察员从未观察到俄罗斯部队在顿巴斯行动的丝毫痕迹。例如，《华盛顿邮报》2021年12月3日发布的美国情报地图没有显示顿巴斯的俄罗斯军队。 <text:line-break/><text:line-break/>2015年10月，乌克兰安全局局长瓦西里·赫里察克（Vasyl Hrytsak）承认，在顿巴斯只观察到56名俄罗斯战士。这与1990年代周末去波斯尼亚战斗的瑞士人或今天去乌克兰战斗的法国人完全相当。 <text:line-break/><text:line-break/>乌克兰军队当时处于可悲的状态。2018年10月，经过四年的战争，乌克兰首席军事检察官阿纳托利·马蒂奥斯（Anatoly Matios）表示，乌克兰在顿巴斯失去了2，700名男子：891人死于疾病，318人死于交通事故，177人死于其他事故，175人死于中毒（酒精，毒品），172人死于粗心大意地处理武器，101人死于违反安全规定，228人死于谋杀，615人死于自杀。 <text:line-break/><text:line-break/>事实上，军队因干部腐败而受到破坏，不再得到民众的支持。根据英国内政部的一份报告，在2014年3月/4月召回预备役人员时，70%的人没有参加第一次会议，80%的人没有参加第二次会议，90%的人参加了第三次会议，95%的人参加了第四次会议。在2017年10月/11月，70%的应征入伍者没有参加“2017年秋季”召回活动。这还不包括自杀和逃兵（通常归咎于自治主义者），这些事件在ATO地区高达30%的劳动力中。年轻的乌克兰人拒绝去顿巴斯战斗，而是更喜欢移民，这也至少部分解释了该国的人口赤字。 <text:line-break/><text:line-break/>乌克兰国防部随后转向北约，以帮助其武装部队更具“吸引力”。我已经在联合国框架内开展了类似的项目，北约要求我参加一项恢复乌克兰武装部队形象的计划。但这是一个长期的过程，乌克兰人希望迅速采取行动。 <text:line-break/><text:line-break/>因此，为了弥补士兵的不足，乌克兰政府诉诸准军事民兵。他们基本上由外国雇佣军组成，通常是极右翼武装分子。据路透社报道，到2020年，他们占乌克兰军队的40%左右，人数约为102，000人。他们由美国、英国、加拿大和法国武装、资助和训练。有超过19个国籍 - 包括瑞士人。 <text:line-break/><text:line-break/>因此，西方国家显然建立并支持乌克兰极右翼民兵。2021年10月，《耶路撒冷邮报》通过谴责Centuria项目敲响了警钟。自2014年以来，这些民兵在西方的支持下一直在顿巴斯活动。即使人们可以争论“纳粹”这个词，事实仍然是这些民兵是暴力的，传达了一种令人作呕的意识形态，并且是恶毒的反犹太主义者。他们的反犹太主义与其说是政治，不如说是文化上的，这就是为什么“纳粹”这个词并不合适。他们对犹太人的仇恨源于1920年代和1930年代乌克兰的大饥荒，这是由于斯大林没收庄稼以资助红军的现代化。这场种族灭绝——在乌克兰被称为大饥荒——是由内务人民委员部（克格勃的前身）犯下的，其上层领导层主要由犹太人组成。这就是为什么今天，正如《耶路撒冷邮报》所指出的那样，乌克兰极端分子要求以色列为共产主义罪行道歉。这与弗拉基米尔·普京（Vladimir Putin）的“改写历史”相去甚远。 <text:line-break/><text:line-break/>这些民兵起源于2014年推动欧洲独立广场革命的极右翼团体，由狂热和残暴的个人组成。其中最着名的是亚速军团，其标志让人想起党卫军第2帝国装甲师，该师因1943年在法国进行1944年格拉内河畔奥拉杜尔大屠杀之前，在乌克兰受到尊敬。 <text:line-break/><text:line-break/>亚速军团的着名人物之一是对手罗曼·普罗塔舍维奇（Roman Protassevitch），他在瑞安航空（RyanAir）航班FR4978事件后于2021年被白俄罗斯当局逮捕。2021年5月23日，一架米格-29故意劫持一架客机——据说是在普京的批准下——被提及为逮捕普罗塔塞维奇的一个原因，尽管当时获得的信息根本没有证实这种情况。 <text:line-break/><text:line-break/>但是，有必要表明卢卡申科总统是暴徒，普罗塔舍维奇是热爱民主的“记者”。然而，一家美国非政府组织在2020年进行的一项相当具有启发性的调查强调了普罗塔舍维奇的极右翼激进活动。西方的阴谋运动随之开始，肆无忌惮的媒体对他的传记进行了“粉饰”。最后，在2022年1月，国际民航组织的报告发布，并显示尽管存在一些程序错误，但白俄罗斯的行为符合现行规则，米格-29在瑞安航空飞行员决定降落在明斯克后15分钟起飞。所以没有白俄罗斯的阴谋，更没有普京。啊！。。。另一个细节是：普罗塔舍维奇被白俄罗斯警察残忍地折磨，现在他自由了。那些想与他通信的人，可以去他的Twitter帐户。 <text:line-break/><text:line-break/>将乌克兰准军事部队描述为“纳粹分子”或“新纳粹分子”，被认为是俄罗斯的宣传。也许。但《以色列时报》(Times of Israel)、西蒙·维森塔尔中心(Simon Wiesenthal Center)或西点学院反恐中心(West Point Academy’s Center for Counterterrorism)并不这么认为。但这仍然值得商榷，因为在2014年，《新闻周刊》杂志似乎更多地将他们与......伊斯兰国联系起来。随你选吧! <text:line-break/><text:line-break/>因此，西方支持并继续武装民兵，这些民兵自2014年以来一直对平民犯下许多罪行：强奸，酷刑和大屠杀。但是，尽管瑞士政府非常迅速地对俄罗斯实施制裁，但它没有对乌克兰采取任何措施，乌克兰自2014年以来一直在屠杀自己的人口。事實上，那些在乌克兰捍卫人权的人长期以来一直谴责这些团体的行为，但却沒有得到我們政府的支持。因为，实际上，我们不是在试图帮助乌克兰，而是在与俄罗斯作战。 <text:line-break/><text:line-break/>这些准军事部队并入国民警卫队，根本没有像一些人声称的那样伴随着“去纳粹化”。在众多例子中，亚速军团的徽章很有启发性： <text:line-break/><text:line-break/><text:a xlink:type="simple" xlink:href="https://www.thepostil.com/wp-content/uploads/2022/04/Ukraine-Neo-Nazis-1024x478.jpg"><text:span text:style-name="T2">https://www.thepostil.com/wp-content/uploads/2022/04/Ukraine-Neo-Nazis-1024x478.jpg</text:span></text:a><text:s/><text:line-break/><text:line-break/>在2022年，非常具有示意性地，与俄罗斯攻势作斗争的乌克兰武装部队被组织为： <text:line-break/><text:line-break/>陆军，隶属于国防部。它被组织成3个军团，由机动编队（坦克，重型火炮，导弹等）组成。 <text:line-break/>国民警卫队，依靠内政部，分为5个领土司令部。 <text:line-break/>因此，国民警卫队是一支领土防御部队，不属于乌克兰军队。它包括准军事民兵，称为“志愿营”（добровольчі батальйоні），也被称为“报复营”，由步兵组成。他们主要接受城市作战训练，现在保卫哈尔科夫，马里乌波尔，敖德萨，基辅等城市。 <text:line-break/><text:line-break/>第二部分：战争 <text:line-break/><text:line-break/>作为瑞士战略情报部门的华沙条约组织部队前负责人，我悲伤地——但并不感到惊讶——地注意到，我们的军种不再能够理解乌克兰的军事局势。那些自称“专家”的人在我们的屏幕上游行，不知疲倦地传达相同的信息，这些信息是由俄罗斯和弗拉基米尔·普京（Vladimir Putin）不理智的说法所调节的。让我们退后一步。 <text:line-break/><text:line-break/>1. 战争爆发 <text:line-break/><text:line-break/>自2021年11月以来，美国人一直威胁要俄罗斯入侵乌克兰。然而，乌克兰人似乎不同意。为什么不呢？ <text:line-break/><text:line-break/>我们必须回到2021年3月24日。当天，沃洛季米尔·泽伦斯基颁布了重新夺回克里米亚的法令，并开始将他的部队部署到该国南部。与此同时，北约在黑海和波罗的海之间进行了几次演习，同时俄罗斯边境的侦察飞行大幅增加。俄罗斯随后进行了几次演习，以测试其部队的作战准备情况，并表明它正在跟踪局势的演变。 <text:line-break/><text:line-break/>随着ZAPAD 21演习的结束，事情平静下来，直到10月至11月，其部队调动被解释为对乌克兰进攻的增援。然而，就连乌克兰当局也驳斥了俄罗斯准备战争的想法，乌克兰国防部长奥列克西·雷兹尼科夫（Oleksiy Reznikov）表示，自春季以来，其边界没有变化。 <text:line-break/><text:line-break/>乌克兰违反明斯克协议，使用无人机在顿巴斯进行空中行动，包括2021年10月对顿涅茨克的燃料库至少进行一次袭击。美国媒体注意到了这一点，但欧洲人没有注意到这一点。没有人谴责这些侵权行为。 <text:line-break/><text:line-break/>2022年2月，事件被引发。2月7日，在访问莫斯科期间，埃马纽埃尔·马克龙向弗拉基米尔·普京重申了他对明斯克协议的承诺，他将在第二天与弗拉基米尔·泽伦斯基会面后重申这一承诺。但2月11日，在柏林，经过九个小时的工作，“诺曼底格式”领导人的政治顾问会议结束了，没有任何具体结果：乌克兰人仍然拒绝适用明斯克协议，显然是受到美国的压力。弗拉基米尔·普京（Vladimir Putin）指出，马克龙做出了空洞的承诺，西方还没有准备好像八年来所做的那样执行这些协议。 <text:line-break/><text:line-break/>乌克兰在接触区的准备工作仍在继续。俄罗斯议会开始感到震惊。并于2月15日要求弗拉基米尔·普京承认各共和国的独立，但他拒绝这样做。 <text:line-break/><text:line-break/>2月17日，拜登总统宣布，俄罗斯将在未来几天内进攻乌克兰。他是怎么知道的？这是一个谜。但自16日以来，对顿巴斯人口的炮击急剧增加，正如欧安组织观察员的每日报告所显示的那样。当然，无论是媒体、欧盟、北约还是任何西方政府都不会做出反应或干预。稍后会说，这是俄罗斯的虚假信息。事实上，欧盟和一些国家似乎故意对顿巴斯人口的屠杀保持沉默，因为他们知道这会引起俄罗斯的干预。 <text:line-break/><text:line-break/>与此同时，有报道称顿巴斯发生了破坏活动。1月18日，顿巴斯战斗人员拦截了破坏分子，这些破坏分子会说波兰语，装备有西方设备，并试图在戈利夫卡制造化学事件。他们可能是中央情报局的雇佣兵，由美国人领导或“建议”，由乌克兰或欧洲战士组成，在顿巴斯共和国进行破坏行动。 <text:line-break/><text:a xlink:type="simple" xlink:href="https://www.thepostil.com/wp-content/uploads/2022/04/Number-of-Explosions-in-Donbass-19-20-February-2022.jpg"><text:span text:style-name="T2">https://www.thepostil.com/wp-content/uploads/2022/04/Number-of-Explosions-in-Donbass-19-20-February-2022.jpg</text:span></text:a><text:s/><text:line-break/><text:line-break/><text:a xlink:type="simple" xlink:href="https://www.thepostil.com/wp-content/uploads/2022/04/Ceasefire-Violations-724x1024.jpg"><text:span text:style-name="T2">https://www.thepostil.com/wp-content/uploads/2022/04/Ceasefire-Violations-724x1024.jpg</text:span></text:a><text:s/><text:line-break/><text:line-break/>事实上，早在2月16日，乔-拜登就知道乌克兰人已经开始炮击顿巴斯的平民，这让弗拉基米尔-普京面临一个艰难的选择：是在军事上帮助顿巴斯，制造一个国际问题，还是袖手旁观，看着顿巴斯讲俄语的人民被压垮。 <text:line-break/><text:line-break/>如果他决定干预，普京可以援引“保护责任”（R2P）的国际义务。但他知道，无论其性质或规模如何，干预都将引发一场制裁风暴。因此，无论俄罗斯的干预仅限于顿巴斯，还是进一步向西方施加压力，以争取乌克兰的地位，要付出的代价都是一样的。这是他在2月21日的演讲中所解释的。 <text:line-break/><text:line-break/>当天，他同意了杜马的要求，承认了顿巴斯两个共和国的独立，同时与它们签署了友好和援助条约。 <text:line-break/><text:line-break/>乌克兰对顿巴斯居民的炮击仍在继续，2月23日，两个共和国要求俄罗斯提供军事援助。2月24日，弗拉基米尔·普京援引《联合国宪章》第51条规定在防御联盟框架内进行军事互助。 <text:line-break/><text:line-break/>为了使俄罗斯的干预在公众眼中完全非法，我们故意隐瞒了战争实际上始于2月16日的事实。乌克兰军队早在2021年就准备袭击顿巴斯，一些俄罗斯和欧洲情报部门很清楚。法学家将作出判断。 <text:line-break/><text:line-break/>弗拉基米尔·普京（Vladimir Putin）在2月24日的讲话中阐述了其行动的两个目标：“去军事化”和“去纳粹化”乌克兰。因此，这不是接管乌克兰的问题，甚至不是占领乌克兰的问题，甚至不是占领乌克兰的问题。当然不是摧毁它。 <text:line-break/><text:line-break/>从那时起，我们对行动过程的可见性是有限的：俄罗斯人拥有出色的行动安全性（OPSEC），其计划的细节尚不清楚。但很快，行动过程使我们能够了解战略目标是如何在行动层面上转化的。 <text:line-break/><text:line-break/>非军事化： <text:line-break/><text:line-break/>对乌克兰航空、防空系统和侦察资产的地面破坏; <text:line-break/>使指挥和情报结构（C3I）以及领土深处的主要后勤路线失效; <text:line-break/>包围了在该国东南部集结的乌克兰军队。 <text:line-break/><text:line-break/>去纳粹化： <text:line-break/><text:line-break/>摧毁或消灭在敖德萨、哈尔科夫和马里乌波尔等城市以及该领土各种设施中活动的志愿营。 <text:line-break/><text:line-break/>2. 非军事化 <text:line-break/><text:line-break/>俄罗斯的攻势是以一种非常“经典”的方式进行的。最初——就像以色列人在1967年所做的那样——在最初的几个小时里，空军在地面上被摧毁。然后，我们目睹了根据“流水”原则沿着几条轴线同时前进：在抵抗力薄弱的地方前进，并将城市（对部队的要求非常高）留到以后。在北部，切尔诺贝利核电站立即被占领，以防止破坏行为。当然，乌克兰和俄罗斯士兵一起守卫工厂的图像没有显示出来。 <text:line-break/><text:line-break/>俄罗斯试图接管首都基辅以消灭泽伦斯基的想法通常来自西方 - 这就是他们在阿富汗，伊拉克，利比亚所做的，以及他们想在伊斯兰国的帮助下在叙利亚做的事情。但弗拉基米尔·普京从未打算开枪或推翻泽伦斯基。相反，俄罗斯试图通过推动他进行谈判，绕过基辅来保持他的权力。到目前为止，他一直拒绝执行《明斯克协议》。但现在俄罗斯人希望获得乌克兰的中立。 <text:line-break/><text:line-break/>许多西方评论员对俄罗斯人在进行军事行动时继续寻求谈判解决方案感到惊讶。原因在于苏联时代以来的俄罗斯战略眼光。对西方来说，战争始于政治的终结。然而，俄罗斯的做法遵循了克劳塞维茨式的灵感：战争是政治的连续性，即使在战斗中，人们也可以从一个政治流畅地移动到另一个。这允许一个人对对手施加压力并推动他进行谈判。 <text:line-break/><text:line-break/>从作战的角度来看，俄罗斯的攻势就是一个例子：在六天内，俄罗斯人占领了与英国一样大的领土，其前进速度超过了国防军在1940年取得的成就。 <text:line-break/><text:line-break/>乌克兰军队的大部分部署在该国南部，为针对顿巴斯的重大行动做准备。这就是为什么俄罗斯军队能够从三月初开始在斯拉夫扬斯克，克拉马托尔斯克和北顿涅茨克之间的“大锅”中包围它，从东部通过哈尔科夫，从克里米亚通过南部推进另一个。来自顿涅茨克（DPR）和卢甘斯克（LPR）共和国的部队正在通过来自东方的推动来补充俄罗斯军队。 <text:line-break/><text:line-break/>现阶段，俄军正在慢慢收紧绞索，但已不再承受时间压力。他们的非军事化目标几乎已经实现，剩余的乌克兰部队不再拥有作战和战略指挥结构。 <text:line-break/><text:line-break/>我们的“专家”将物流不善归因于“放缓”只是实现其目标的结果。俄罗斯似乎不想占领整个乌克兰领土。事实上，俄罗斯似乎正试图将其推进限制在该国的语言边界。 <text:line-break/><text:line-break/>我们的媒体谈到对平民人口的不分青红皂白的轰炸，特别是在哈尔科夫，但丁的图像循环播放。然而，居住在那里的拉丁美洲人贡萨洛·里拉（Gonzalo Lira）在3月10日和3月11日向我们展示了一座平静的城市。的确，这是一个大城市，我们看不到一切 - 但这似乎表明，我们并不是在屏幕上持续为我们服务的全面战争中。 <text:line-break/><text:line-break/>至于顿巴斯共和国，他们已经“解放”了自己的领土，并在马里乌波尔市作战。 <text:line-break/><text:line-break/>3. 去纳粹化 <text:line-break/><text:line-break/>在哈尔科夫、马里乌波尔和敖德萨等城市，防御由准军事民兵提供。他们知道，“去纳粹化”的目标主要是针对他们的。 <text:line-break/><text:line-break/>对于城市化地区的攻击者来说，平民是一个问题。这就是为什么俄罗斯正在寻求建立人道主义走廊，以清空平民城市，只留下民兵，以便更容易地与他们作战。 <text:line-break/><text:line-break/>相反，这些民兵试图将平民留在城市中，以劝阻俄罗斯军队不要在那里作战。这就是为什么他们不愿意实施这些走廊，并尽一切努力确保俄罗斯的努力不成功 - 他们可以利用平民人口作为“人体盾牌”。显示平民试图离开马里乌波尔并被亚速军团战士殴打的视频当然在这里受到仔细审查。 <text:line-break/><text:line-break/>在Facebook上，亚速集团被认为与伊斯兰国属于同一类别，并受到该平台“对危险个人和组织的政策”的约束。因此，禁止美化它，并且系统地禁止对它有利的“帖子”。但在2月24日，Facebook改变了政策，允许发布有利于民兵的帖子。本着同样的精神，今年3月，在前东方国家授权的纲领呼吁谋杀俄罗斯士兵和领导人。正如我们将看到的，激励我们领导人的价值观到此为止。 <text:line-break/><text:line-break/>我们的媒体宣传民众抵抗的浪漫形象。正是这一形象导致欧洲联盟资助向平民分发武器。这是一种犯罪行为。作为联合国维持和平理论的负责人，我致力于保护平民的问题。我们发现，针对平民的暴力发生在非常具体的背景下。特别是当武器丰富且没有指挥结构时。 <text:line-break/><text:line-break/>这些指挥结构是军队的本质：它们的功能是将武力的使用引向目标。通过像目前这样随意地武装公民，欧盟正在将他们变成战斗人员，从而使他们成为潜在的目标。此外，没有指挥，没有行动目标，分发武器不可避免地导致清算，土匪行为和更致命的行动。战争变成了情感问题。武力变成了暴力。这就是2011年8月11日至13日在塔瓦尔加（利比亚）发生的事情，当时有3万名非洲黑人被法国（非法）用武器空降进行屠杀。顺便说一句，英国皇家战略研究所（RUSI）没有看到这些武器交付的任何附加价值。 <text:line-break/><text:line-break/>此外，向一个处于战争中的国家运送武器，就有可能被视为交战方。俄罗斯于2022年3月13日对尼古拉耶夫空军基地发动袭击，此前俄罗斯警告称，武器运输将被视为敌对目标。 <text:line-break/><text:line-break/>欧盟正在重复第三帝国在柏林战役最后几个小时的灾难性经历。战争必须留给军方，当一方输了，就必须承认。如果要有抵抗，它必须是有领导和有组织的。但我们正在做的恰恰相反—— 我们正在推动公民去战斗，与此同时，Facebook授权呼吁谋杀俄罗斯士兵和领导人。对于激励我们的价值观来说，这么多。 <text:line-break/><text:line-break/>一些情报机构认为，这一不负责任的决定是利用乌克兰人口作为打击弗拉基米尔·普京（Vladimir Putin）的俄罗斯的炮灰的一种方式。这种杀人的决定本应留给乌苏拉·冯·德·莱恩祖父的同事们。与其火上浇油，不如进行谈判，从而为平民人口获得保障。与他人的鲜血作斗争是很容易的。 <text:line-break/><text:line-break/>4. 马里乌波尔的妇产医院 <text:line-break/><text:line-break/>重要的是要事先了解，保卫马里奥波尔的不是乌克兰军队，而是由外国雇佣兵组成的亚速民兵。 <text:line-break/><text:line-break/>在2022年3月7日的情况摘要中，俄罗斯驻纽约联合国特派团表示，“居民报告说，乌克兰武装部队驱逐了马里乌波尔市1号分娩医院的工作人员，并在该设施内设立了一个射击哨所。 <text:line-break/><text:line-break/>3月8日，俄罗斯独立媒体 Lenta.ru 刊登了马里奥乌波尔平民的证词，他们告诉妇产医院被亚速军团的民兵接管，他们用武器威胁平民居住者，赶走了他们。他们证实了俄罗斯大使几个小时前的声明。 <text:line-break/><text:line-break/>马里乌波尔的医院占据主导地位，非常适合安装反坦克武器和进行观察。3月9日，俄罗斯军队袭击了该建筑物。据美国有线电视新闻网（CNN）报道，有17人受伤，但图像没有显示建筑物内有任何伤亡，也没有证据表明这些受害者与此次袭击有关。有关于儿童的谈论，但实际上，什么都没有。这可能是真的，但也可能不是真的。这并不妨碍欧盟领导人将此视为战争罪。这使得泽伦斯基能够呼吁在乌克兰上空设立禁飞区。 <text:line-break/><text:line-break/>实际上，我们并不确切知道发生了什么。但事件的顺序往往证实，俄罗斯军队袭击了亚速军团的一个阵地，而产科病房当时没有平民。 <text:line-break/><text:line-break/>问题在于，国际社会鼓励保卫城市的准军事民兵不尊重战争习俗。乌克兰人似乎重演了1990年科威特城妇产医院的情景，该医院完全由希尔和诺尔顿公司以1070万美元的价格上演，以说服联合国安理会干预伊拉克的沙漠盾牌/风暴行动。 <text:line-break/><text:line-break/>八年来，西方政界人士接受了顿巴斯的平民袭击，但没有对乌克兰政府采取任何制裁措施。我们早已进入一种局面:西方政客们同意牺牲国际法来达到削弱俄罗斯的目标。 <text:line-break/><text:line-break/>第三部分：结论 <text:line-break/><text:line-break/>作为一名前情报专业人员，令我印象深刻的第一件事是，过去一年中，西方情报部门完全没有代表这种情况。在瑞士，这些服务因没有提供正确的情况而受到批评。事实上，似乎在整个西方世界，情报部门都被政客们压得喘不过气来。问题在于，是政客们在做决定——如果决策者不听，世界上最好的情报机构是无用的。这就是这场危机期间发生的事情。 <text:line-break/><text:line-break/>话虽如此，虽然一些情报部门对局势有非常准确和理性的了解，但其他情报部门显然与我们的媒体所宣传的情况相同。在这场危机中，“新欧洲”国家的服务发挥了重要作用。问题在于，根据经验，我发现他们在分析层面上非常糟糕—— 教条主义者，他们缺乏必要的知识和政治独立性来评估具有军事“质量”的情况。最好是把他们当作敌人，而不是朋友。 <text:line-break/><text:line-break/>其次，似乎在一些欧洲国家，政客们为了在意识形态上应对局势，故意忽视了他们的服务。这就是为什么这场危机从一开始就是不合理的。应该指出的是，在这场危机期间向公众提交的所有文件都是由政治家根据商业来源提交的。 <text:line-break/><text:line-break/>一些西方政客显然希望发生冲突。在美国，安东尼·布林肯（Anthony Blinken）向安理会提出的袭击场景只是为他工作的老虎队想象力的产物——他所做的正是唐纳德·拉姆斯菲尔德（Donald Rumsfeld）在2002年所做的那样，后者因此“绕过”了中央情报局和其他情报部门，这些情报部门对伊拉克化学武器不那么自信。 <text:line-break/><text:line-break/>我们今天目睹的戏剧性发展有我们知道但拒绝看到的原因： <text:line-break/><text:line-break/>在战略层面上，北约的扩张（我们在这里没有处理）; <text:line-break/>在政治层面上，西方拒绝执行《明斯克协定》; <text:line-break/>在行动上，过去几年对顿巴斯平民的持续和反复袭击以及2022年2月下旬的急剧增加。 <text:line-break/><text:line-break/>换言之，我们自然可以对俄罗斯的袭击表示遗憾和谴责。但我们（即：美国、法国和欧盟处于领先地位）为冲突的爆发创造了条件。我们对乌克兰人民和200万难民表示同情。这很好。但是，如果我们对来自顿巴斯乌克兰人口的相同数量的难民有一点同情心，他们被自己的政府屠杀，并在俄罗斯寻求庇护八年，那么这一切都不会发生。 <text:line-break/><text:line-break/>2018-2021年，每个领土上敌对行动造成的平民伤亡 <text:line-break/><text:line-break/>在领土控制中 - 由自我声称的“共和国”领导 在政府控制的领土上 在“无人区” 总 与上一年相比下降，百分比 <text:line-break/>2018 128 27 7 162 41.9 <text:line-break/>2019 85 18 2 105 35.2 <text:line-break/>2020 61 9 0 70 33.3 <text:line-break/>2021 36 8 0 44 37.1 <text:line-break/>总 310 62 9 381 <text:line-break/>百分比 81.4 16.3 2.3 100.0 <text:line-break/><text:line-break/><text:line-break/>正如我们所看到的，顿巴斯80%以上的受害者是乌克兰军队炮击的结果。多年来，西方对基辅政府屠杀讲俄语的乌克兰人保持沉默，从未试图对基辅施加压力。正是这种沉默迫使俄方采取行动。[资料来源：“与冲突有关的平民伤亡”，联合国乌克兰人权监测团。 <text:line-break/>“种族灭绝”一词是否适用于顿巴斯人民所遭受的虐待是一个悬而未决的问题。该术语通常保留给规模较大的案件（大屠杀等）。但《灭绝种族罪公约》给出的定义可能足够宽泛，可以适用于本案。法律学者会理解这一点。 <text:line-break/><text:line-break/>显然，这场冲突使我们陷入了歇斯底里。制裁似乎已成为我们外交政策的首选工具。如果我们坚持要求乌克兰遵守我们谈判和核可的《明斯克协定》，这一切都不会发生。弗拉基米尔·普京的谴责也是我们的谴责。事后抱怨是没有意义的——我们应该早点行动。然而，无论是埃马纽埃尔·马克龙（作为担保人和联合国安理会成员），还是奥拉夫·肖尔茨和沃洛季米尔·泽伦斯基都没有遵守他们的承诺。最后，真正的失败是那些没有发言权的人。 <text:line-break/><text:line-break/>欧盟无法促进明斯克协议的实施，相反，当乌克兰轰炸顿巴斯的本国人口时，它没有做出反应。如果它这样做了，弗拉基米尔·普京就不需要做出反应。在外交阶段缺席的情况下，欧盟通过加剧冲突而脱颖而出。2月27日，乌克兰政府同意与俄罗斯进行谈判。但几个小时后，欧盟投票通过了一项4.5亿欧元的预算，向乌克兰供应武器，这火上浇油。从那时起，乌克兰人觉得他们不需要达成协议。亚速民兵在马里乌波尔的抵抗甚至导致武器增加了5亿欧元。 <text:line-break/><text:line-break/>在乌克兰，在西方国家的祝福下，那些赞成谈判的人已经被淘汰。乌克兰谈判代表之一丹尼斯·基列耶夫（Denis Kireyev）就是这种情况，他于3月5日被乌克兰特勤局（SBU）暗杀，因为他对俄罗斯过于有利，被认为是叛徒。同样的命运也降临在德米特里·德米扬年科（Dmitry Demyanenko）身上，他是SBU基辅及其地区总局的前副局长，他于3月10日被暗杀，因为他太赞成与俄罗斯达成协议 - 他被Mirotvorets（“和平缔造者”）民兵枪杀。该民兵与Mirotvorets网站有联系，该网站列出了“乌克兰的敌人”及其个人数据，地址和电话号码，以便他们可以受到骚扰甚至消除;这种做法在许多国家是应该受到惩罚的，但在乌克兰却不是。联合国和一些欧洲国家要求关闭这个网站， 但遭到了拉达的拒绝。 <text:line-break/><text:line-break/>最终，代价会很高，但弗拉基米尔·普京很可能会实现他为自己设定的目标。他与北京的关系已经巩固。中国正在成为冲突的调解人，而瑞士正在加入俄罗斯的敌人名单。美国人不得不向委内瑞拉和伊朗索要石油，以摆脱他们让自己陷入的能源僵局——胡安·瓜伊多（Juan Guaido）将永远离开舞台，而美国不得不可怜地撤回对敌人实施的制裁。 <text:line-break/><text:line-break/>那些试图使俄罗斯经济崩溃并使俄罗斯人民遭受痛苦，甚至呼吁暗杀普京的西方部长们表明（即使他们已经部分扭转了他们的言论形式，但不是实质！）我们的领导人并不比我们讨厌的人更好 - 因为制裁残疾人奥运会上的俄罗斯运动员或俄罗斯艺术家与打击普京无关。 <text:line-break/><text:line-break/>因此，我们承认俄罗斯是一个民主国家，因为我们认为俄罗斯人民应对战争负责。如果情况并非如此，那么我们为什么要因为一个人的过错而惩罚整个人口呢？让我们记住，《日内瓦四公约》禁止集体惩罚。 <text:line-break/><text:line-break/>从这场冲突中可以吸取的教训是我们对多变的几何人性的感觉。如果我们如此关心和平与乌克兰，我们为什么不鼓励乌克兰尊重它签署的和安全理事会成员批准的协议呢？ <text:line-break/><text:line-break/>衡量媒体诚信的标准是他们是否愿意在《慕尼黑宪章》的条款范围内开展工作。他们在Covid危机期间成功地传播了对中国人的仇恨，他们的两极分化信息对俄罗斯人产生了同样的影响。新闻业正变得越来越不专业和好战。 <text:line-break/><text:line-break/>正如歌德所说：“光明越大，阴影越暗。对俄罗斯的制裁越是不相称的，我们无所作为的案件就越突出我们的种族主义和奴役。为什么八年以来，西方政客对顿巴斯平民遭受的袭击无动于衷? <text:line-break/><text:line-break/>因为最后，是什么让乌克兰的冲突比伊拉克、阿富汗或利比亚的战争更应该受到指责？我们对那些蓄意向国际社会撒谎以发动不公正、不公正和杀人战争的人采取了哪些制裁措施？在伊拉克战争之前，我们是否试图“让美国人民受苦”，因为他们对我们撒谎（因为他们是一个民主国家！）？我们是否对那些向也门冲突提供武器的国家、公司或政客采取了单一的制裁措施，也门被认为是“世界上最严重的人道主义灾难”？我们是否为了美国的利益制裁了在其领土上实施最卑鄙酷刑的欧洲联盟国家？ <text:line-break/><text:line-break/>问问题就是回答它...答案并不漂亮。</text:p>
      <text:p text:style-name="P2">赤   |  2022.04.09 13:52   |   <text:a xlink:type="simple" xlink:href="http://palinfo.habago.org/Entry?Command=Information_PrintForum&amp;iPage=1#FORUM42195"><text:span text:style-name="T1">#</text:span></text:a></text:p>
      <text:p text:style-name="P4">在新冠疫情這回事不也如此嗎? <text:line-break/>美國超過八千萬人確診，近百萬人死亡 <text:line-break/>台灣和西方的媒體對此淡淡帶過，彷彿沒發生一樣 <text:line-break/>卻成天洗中國哪個地方又爆發疫情啦、上海居民買不到菜啦 <text:line-break/>以此據稱中國的清零模式是錯誤的 <text:line-break/>順勢合理化美國的躺平政策 </text:p>
      <text:p text:style-name="P2">陳真   |  2022.04.09 01:31   |   <text:a xlink:type="simple" xlink:href="http://palinfo.habago.org/Entry?Command=Information_PrintForum&amp;iPage=1#FORUM42194"><text:span text:style-name="T1">#</text:span></text:a></text:p>
      <text:p text:style-name="P3">(續) <text:line-break/><text:line-break/>做這類聲明很無謂，不過還是說一下。 <text:line-break/><text:line-break/>當我們說某人滿口謊言時，並不是說另一個人絕對句句實言。當我們說某人每次都考0分時，並不是說另一個人永遠都是考100分。<text:line-break/><text:line-break/>比方說人渣黨貪污無法無天，這時候，你說國民黨也有貪污，以此來替人渣黨辯護，這是很低能的。因為後者是用湯匙偷喝幾口油水，而前者卻是連怪手都開來掏金撈銀，兩者能放在一塊兒比嗎？規模差太多了。 <text:line-break/><text:line-break/>同理，我當然不是說俄軍是善男信女，絕無暴行，而是說，他的暴行跟美國、跟烏克蘭、跟西方列強之長年濫殺無辜，兩者能比嗎？ <text:line-break/><text:line-break/>有個木材商，在一個社交場合上認識一個朋友。幸會，幸會。我是賣木材的，一年營業額幾百億。對方說，幸會幸會，我也是木材商，我是在夜市賣牙籤的。 <text:line-break/><text:line-break/>牙籤雖是木頭做的，可是，夜市賣牙籤也能叫做木材商嗎？ <text:line-break/><text:line-break/>道理是一樣的。我不相信俄軍兩手乾淨，不沾無辜者的血。但是，俄烏雙方之殘暴血腥根本不能比，規模不能比，動機更不能比，一個是體制性、政策性作為，一個是個別行徑或局部零星現象，兩者能比嗎？一個是故意這樣幹，故意要滅絕與迫害特定族群，一個則屬非集體蓄意作為，更非以種族清洗為目標，兩者能比嗎？ <text:line-break/><text:line-break/>道德上，常有這麼一種偽善，謂之 "各打五十大板主義"，不分青紅皂白，原告被告被害加害統統各打五十大板。道德姿態擺得很高，把雙方 "公平" 地罵一遍，以示理性清明，道德清高。 <text:line-break/><text:line-break/>我很討厭這種偽善，表面公平，其實是在為加害者開脫。道德之賊，莫此為甚。 <text:line-break/><text:line-break/>當然，這並不是說小惡不算惡。小惡當然還是惡，當然還是應該要追究，要懲處。但是，追究小惡的前提是你得先與大惡誓不兩立。這就像秋毫與輿薪，如果一點點初生的小鳥毛般的相對細微惡行都能讓你咬牙切齒，為何你卻反而能忍受一大卡車那般龐大、罄竹難書的罪惡？ <text:line-break/><text:line-break/>島內很多這種噁心下三濫的王八爛人。對岸一丁點必須用顯微鏡才看得見的所謂問題，他咬牙切齒，如喪考妣。但是，歐美日罄竹難書、無日無之甚至長達一整個世紀泯滅人性的恐怖殘暴邪惡與血腥，他反而覺得沒關係，甚至百般美化，讚頌有加。 <text:line-break/><text:line-break/>這種泯滅良知的王八爛人，比各打五十大板主義還更加卑鄙無恥。台灣的菁英圈，絕大多數是這種人渣，他們絲毫不把良知當一回事，永遠就是眛著良心說話，以謀一己之私。</text:p>
      <text:p text:style-name="P2">陳真   |  2022.04.08 13:40   |   <text:a xlink:type="simple" xlink:href="http://palinfo.habago.org/Entry?Command=Information_PrintForum&amp;iPage=1#FORUM42193"><text:span text:style-name="T1">#</text:span></text:a></text:p>
      <text:p text:style-name="P4">知道誰是Scott Ritter吧？不知道的請自行搜尋巴勒網。 <text:line-break/><text:line-break/>他曾經是聯合國首席武器檢查官，負責領導一個聯合國調查團，調查美國針對伊拉克擁有生化武器的指控，在當時西方媒體一片瘋狂造謠的謊言風潮之中，他不畏死亡威脅，公開表示伊拉克並沒有任何大規模殺傷武器。他甚至用“撒謊” 一詞來譴責美國政府公然造謠虛構證據。 <text:line-break/><text:line-break/>這兩天，他指證歷歷，包括指證屠殺之前俄軍已撤退，烏軍已接管，俄軍不可能屠殺布查鎮的平民。他說，這些烏克蘭人很可能就是烏軍所殺，因為烏克蘭政府軍始終在執行所謂通敵（亦即親俄）的清洗政策，凡是對俄國表示友好，或是在戰時曾經與俄軍交換糧食或提供食物者，便視為通敵份子，格殺勿論。清洗人口之後，然後再嫁禍給始終盡力避免傷及無辜的俄軍。 <text:line-break/><text:line-break/>Ritter提出指控後，推特立即停止他的帳號。 <text:line-break/><text:line-break/>一篇報導如下。 <text:line-break/><text:line-break/><text:a xlink:type="simple" xlink:href="https://bit.ly/3JnrEkd"><text:span text:style-name="T2">https://bit.ly/3JnrEkd</text:span></text:a><text:s/><text:line-break/><text:line-break/>我用肚臍想也知道美國一定又在栽贓嫁禍。你會去相信一個幾乎每句話都可信的俄國政府？還是相信一個幾乎沒有一句話不是謊言、擁有無數栽贓嫁禍前科的美國政府與其走狗們？ <text:line-break/><text:line-break/>俄軍如果不是顧慮平民，會打得這麼艱難嗎？而且，美國支持的烏克蘭政府長年以來就是訴諸種族屠殺並且大規模殺害異己的這樣一個信奉法西斯國家恐怖主義的邪惡血腥政權。這種納粹法西斯政權及其背後的美國帝國主子，是人類社會的毒瘤，應該從地球上徹底剷除。 <text:line-break/><text:line-break/>陳真 <text:line-break/>2022.04.08. <text:line-break/><text:line-break/>寫於北上靜站聲援阿桑吉列車上 <text:line-break/></text:p>
      <text:p text:style-name="P2">彭松季   |  2022.04.08 13:25   |   <text:a xlink:type="simple" xlink:href="http://palinfo.habago.org/Entry?Command=Information_PrintForum&amp;iPage=1#FORUM42192"><text:span text:style-name="T1">#</text:span></text:a></text:p>
      <text:p text:style-name="P3">潛水許久第一次發言 <text:line-break/><text:line-break/>最近看到關於日本的新聞，日本近期接收的烏克蘭難民，竟是20人豪華包機，且禁止旅烏日人搭乘， <text:line-break/>而接機畫面中，疑似包含了數名年輕男性， <text:line-break/>在烏克蘭發布動員令，禁止18-60歲男性出境的當下，難免讓人產生聯想， <text:line-break/>不禁讓人回想起香港黑暴時出現的白人男性， <text:line-break/>加上最近烏克蘭籍的「留學生」等人積極地對於日本修憲指手畫腳， <text:line-break/>配合南韓準總統盼美軍事部署的言論、佩洛西訪台的風聲，這些一定不是巧合這麼簡單。 <text:line-break/><text:line-break/>題外話，前些日子烏克蘭軍方的直升機遭擊墜， <text:line-break/>某些納粹份子也連帶去陪伴他最愛的班德拉了，台灣陰間論壇的井蛙們卻各個因此如喪考批， <text:line-break/>再這樣下去，要是未來立法院發表將來可能發生的某一場暴動，造成多少「滯台中國人」死亡， <text:line-break/>而委員也因此起立鼓掌，媒體更是一致歡聲雷動，我也毫不意外就是了。</text:p>
      <text:p text:style-name="P2">陳真   |  2022.04.08 09:22   |   <text:a xlink:type="simple" xlink:href="http://palinfo.habago.org/Entry?Command=Information_PrintForum&amp;iPage=1#FORUM42191"><text:span text:style-name="T1">#</text:span></text:a></text:p>
      <text:p text:style-name="P4">彭明敏先生今天早上過世。99.999999％的台獨是假的，拿來搞錢奪權的，但彭先生是真的台獨，而且出於對台灣人的善意。</text:p>
      <text:p text:style-name="P2">Xuan-wei   |  2022.04.07 11:41   |   <text:a xlink:type="simple" xlink:href="http://palinfo.habago.org/Entry?Command=Information_PrintForum&amp;iPage=1#FORUM42190"><text:span text:style-name="T1">#</text:span></text:a></text:p>
      <text:p text:style-name="P3">從大陸網上得知，從臨床試驗網(<text:a xlink:type="simple" xlink:href="http://www.clinicaltrials.gov"><text:span text:style-name="T2">www.clinicaltrials.gov</text:span></text:a>)的公開信息，積極倡議"與病毒共存"的上海復旦大學華山醫院感染科張文宏醫師在近期防疫的角色，是做為COVID-19口服新藥的臨床試驗在上海的計劃主持人：NCT05242042（輕症病患）、NCT05279235（重症病患）。</text:p>
      <text:p text:style-name="P2">鄭豐遠   |  2022.04.07 08:17   |   <text:a xlink:type="simple" xlink:href="http://palinfo.habago.org/Entry?Command=Information_PrintForum&amp;iPage=2#FORUM42189"><text:span text:style-name="T1">#</text:span></text:a></text:p>
      <text:p text:style-name="P3">這兩天觀察者網的兩個新影片，是呂正惠談陳明忠、陳映真、林書揚、人間出版社、夏潮、中國統一聯盟等等話題。祖國未來難測，倘若成功渡過難關，那麼可以預見這些長期在台灣被消音到可以說完全不存在的人事物，將會回到他們在歷史上該有的位置。 <text:line-break/><text:line-break/>一个日据时期长大的台湾人，怎样成为参加革命的统左派？【学术人·吕正惠01】 <text:line-break/><text:a xlink:type="simple" xlink:href="https://youtu.be/e8PcQA7hJeM"><text:span text:style-name="T2">https://youtu.be/e8PcQA7hJeM</text:span></text:a><text:s/><text:line-break/><text:line-break/>为了台湾统左派不被忘记，我必须出版《陈映真全集》【学术人·吕正惠02】 <text:line-break/><text:a xlink:type="simple" xlink:href="https://youtu.be/ZF0rlt2Pbb8"><text:span text:style-name="T2">https://youtu.be/ZF0rlt2Pbb8</text:span></text:a></text:p>
      <text:p text:style-name="P2">陳真   |  2022.04.06 19:15   |   <text:a xlink:type="simple" xlink:href="http://palinfo.habago.org/Entry?Command=Information_PrintForum&amp;iPage=2#FORUM42188"><text:span text:style-name="T1">#</text:span></text:a></text:p>
      <text:p text:style-name="P4">我剛好相反，我從未看過有哪個西方人能夠真正看出中國對於人類文明與發展的無比價值，統統淡化了中國，貶低了中國。即使是阿桑吉、John Pilger、Noam Chomsky或甚至跟我同名的Emir Kusturica也不例外，畢竟他們是外國人，很難對中國有深刻認識。他們只是秉持一套基本善惡價值做出評價，但是，很多更為重要的東西卻存在於所謂文化之中，肉眼難見，難以言傳。除非你能深入理解中華文化，否則你很難產生更深刻的評價。 <text:line-break/><text:line-break/>相反地，我們卻能夠對西方做出較為深入與充份的評價，因為我們懂得他們的語言，懂得他們的風土習性，懂得他們如雷灌耳、鋪天蓋地的文化。但他們卻對東方或中國之內在文化幾乎一無所知。 <text:line-break/><text:line-break/>我們能看懂他們的每個詩人，理解他們的每一種作品，每一套思維，但他們能懂中國的幾根汗毛？ <text:line-break/><text:line-break/>當然，也許有例外，比方說維根斯坦也許是例外，羅素也許也是例外，也許伏爾泰也是例外，他們早在百年前都曾讚賞中華文化的深刻價值。可是，那比較像是一種直覺性的洞察力，一種空泛的評價，而非真實的認知與認識。 <text:line-break/><text:line-break/>比起台灣之被推入戰火為美國人當炮灰，我其實更在意的是小孩的教育。我沒法忍受她們竟然在幼兒園階段就得開始接受去中仇中的洗腦教育與社會氛圍。棄祖背宗，仇恨骨肉，那還能算是個人嗎？ <text:line-break/><text:line-break/>我希望她們認識中華文化這個寶藏，它是如此美麗與深刻。外人難以進入，但我們卻垂手可得，豈有反而棄之而去之理？ <text:line-break/><text:line-break/>財富有時盡，文化卻無窮。留下金錢遺產也許很重要，但是取之不盡的文化遺產卻更重要。我們輕易就能進入它的美麗之中，不應該成為骯髒邪惡政治的犧牲品，掏空自身的文化血緣。 <text:line-break/><text:line-break/>人畢竟不是一種工具，並不是習得一套足以安身立命的技術或知識便罷。人是活物，有來處，有歸屬，他理當以一種自然的狀況隸屬於某種血肉根源。</text:p>
      <text:p text:style-name="P2">蔡亦鸣   |  2022.04.06 18:06   |   <text:a xlink:type="simple" xlink:href="http://palinfo.habago.org/Entry?Command=Information_PrintForum&amp;iPage=2#FORUM42187"><text:span text:style-name="T1">#</text:span></text:a></text:p>
      <text:p text:style-name="P3">就好象从一个谎言山洞中走出来，走进了楚门的世界。 <text:line-break/><text:line-break/>看破了谎言之后，毫不犹豫的站到了谎言的对立面，可谎言的敌人并不代表真理，它完全可以是更大或更小一些的谎言。 <text:line-break/><text:line-break/>最近一个月我观察了许多能看穿msm（他们这样称呼主流媒体）谎言的西方人自己的独立网站，然后我发现他们大部分都有这种倾向，过度美化西方的敌人。</text:p>
      <text:p text:style-name="P2">陳真   |  2022.04.06 17:48   |   <text:a xlink:type="simple" xlink:href="http://palinfo.habago.org/Entry?Command=Information_PrintForum&amp;iPage=2#FORUM42186"><text:span text:style-name="T1">#</text:span></text:a></text:p>
      <text:p text:style-name="P4">我知道不應該嘲笑別人的信仰，問題是，這也叫信仰嗎？這樣子鬼扯蛋，裝神弄鬼，也叫信仰？ <text:line-break/><text:line-break/>臨床上，尤其是鄉下地區，經常也會遇到一些病患，相信什麼祖傳祕方或保健食品，還有什麼宇宙能量水，經過宇宙大師加持過，原本是白開水，大師吹口仙氣就馬上身價百倍，灌入日月精華，變成宇宙能量水了，能治百病，一瓶水要價幾千幾萬元，照樣有人買。你說，是不是讓人很想改行當師父？ <text:line-break/><text:line-break/>這個世界，有個基本運作法則就是唬爛。菁英有菁英世界的騙法，販夫走卒有販夫走卒的鬼扯蛋。誰認真誰就輸了。 <text:line-break/><text:line-break/>我其實也不忍心批評師父們，畢竟相較於政治人物和走狗文人與各路名嘴們，師父們只是微不足道的零星個體戶，而且相對比較無害。政客人渣與綠色文人走狗們，不但撈很大，往你身上撈還不夠，他們還會撈你子子孫孫幾輩子，掏空整個社會，企圖把整個社會推入火坑，推入地獄深淵，以換取個人私利與權位。 <text:line-break/><text:line-break/>不管怎麼改朝換代，他們始終財源滾滾，始終大權在握。你看它媽這個人渣黨，掌權者幾乎全部是舊黨國餘孽，少有例外；過去舉著黨國藍旗撈一遍，現在換個綠色旗子再撈一遍，而且撈得更兇，更肆無忌憚。但是，底下照樣一堆信徒，拿香跟拜，以身相許，不離不棄，感恩人渣黨，感恩美日主子。 <text:line-break/><text:line-break/>人類的智商之低，真的很不可思議。看到蠢人到處都是，它媽的真的很想改行當師父。 <text:line-break/><text:line-break/>當師父沒關係，但是，可別當人渣當走狗，出賣整個社會，那就沒人性了。 <text:line-break/><text:line-break/>學界醫界文化界與政界，我有很多舊識，大官小官統統有，再怎麼不濟，至少撈得一官半職，個個前途順遂，卻全都出賣了靈魂給魔鬼；為了官位權位，幹盡醜陋勾當；所謂理想與公義，只是一個屁，只是一種撈錢奪權的詐騙工具與傷害異己的武器。你們每天來看巴勒網，難道都不覺得慚愧？哪天如果不慎巧遇，久別重逢，你們真能抬得起頭來？真能面對自己的良知？</text:p>
      <text:p text:style-name="P2">陳真   |  2022.04.06 15:45   |   <text:a xlink:type="simple" xlink:href="http://palinfo.habago.org/Entry?Command=Information_PrintForum&amp;iPage=2#FORUM42185"><text:span text:style-name="T1">#</text:span></text:a></text:p>
      <text:p text:style-name="P3">很難想像這樣鬼扯蛋也有人信？媽的，害我都很想改行當師父了。</text:p>
      <text:p text:style-name="P2">蘇玉鈴   |  2022.04.06 13:50   |   <text:a xlink:type="simple" xlink:href="http://palinfo.habago.org/Entry?Command=Information_PrintForum&amp;iPage=2#FORUM42184"><text:span text:style-name="T1">#</text:span></text:a></text:p>
      <text:p text:style-name="P4">您好： <text:line-break/>「還君明珠」感恩師父！讚嘆師父！ <text:line-break/>明心見性見性成佛　弘揚佛教如來正法 <text:line-break/>佛教如來宗官網 <text:line-break/><text:a xlink:type="simple" xlink:href="https://www.rulai.org/"><text:span text:style-name="T2">https://www.rulai.org/</text:span></text:a></text:p>
      <text:p text:style-name="P2">許世勤   |  2022.04.06 13:06   |   <text:a xlink:type="simple" xlink:href="http://palinfo.habago.org/Entry?Command=Information_PrintForum&amp;iPage=2#FORUM42183"><text:span text:style-name="T1">#</text:span></text:a></text:p>
      <text:p text:style-name="P3">近期讀到一篇由觀察者網專欄作者「子思」撰寫的文章，論述關於西方「謊言帝國」得以成功運作的緣由。這一篇文章中提到一段剛果作為比利時前殖民地的歷史：歷史上的剛果曾被比利時皇帝利奧波爾德無情屠殺，利奧波爾德因此被認為觸犯了「危害人類罪」。然而即便剛果共和國獨立的今天，部分剛果的決策「菁英」仍舊在不斷地為利奧波爾德說情，並指比利時的殘酷殖民手段是給剛果帶來了進步與文明。也就是說，利奧波爾德是危害人類，不斷為利奧波爾德說情的剛果菁英則是支持了危害人類。這些剛果菁英的戀殖情節，對台灣來說是多麼相似... <text:line-break/><text:line-break/><text:a xlink:type="simple" xlink:href="https://www.guancha.cn/zisi/2022_04_06_633440.shtml"><text:span text:style-name="T2">https://www.guancha.cn/zisi/2022_04_06_633440.shtml</text:span></text:a><text:s/><text:line-break/><text:line-break/>子思：为什么“谎言帝国”具有坚实的社会基础？ <text:line-break/><text:line-break/>【文/观察者网专栏作者 子思】 <text:line-break/>谎言要发挥作用，必须要有人相信，否则就要重新编，直到人们开始相信为止。所以说，谎言的力量不仅来自于编造者，更大的力量其实来自于接受者。虽然善良的人们会坚持认为真理终究会胜利，真相终究会大白，但“终究”所需要的时间往往很长，所谓“真相还在穿鞋，谎言已走遍世界”。这也就意味着，谎言如果带着任务，任务总是可以完成的，主要目的总是可以达到的。 <text:line-break/><text:line-break/>这也正是西方这个“谎言帝国”之所以力量强大无比、长期屹立不倒的主要原因。即使不断有人揭露西方“谎言帝国”的真面目，甚至有很多来自内部人第一手材料的揭露和爆料，却也无法从根本上撼动它，因为在任何一个给定的时间段里，相信它和维护它的人口比例总是会占大半，揭穿它和批判它的人总是少数。 <text:line-break/><text:line-break/>也正是由于始终有一个庞大的社会群体作为他的坚实基础，提供强有力的支撑，“谎言帝国”才常常是随心所欲、为所欲为的。历史上很多实际案例都证明了——哪怕是弥天大谎，也照样有无数人深信不疑。 <text:line-break/><text:line-break/>近几年，“谎言帝国”针对中国编造了许多弥天大谎，包括关于中国新疆的种种谎言。中国政府发布了很多基本事实和真实数据予以澄清，并将其斥之为“世纪谎言”，但是效果并不大，照样还是有无数人深信不疑。可以说，就世界范围内的一般情况而言，普通民众在认知事实方面的偏执程度，与谎言制造者在编造谎言方面的容易程度，都同样超乎人们的意料。 <text:line-break/><text:line-break/>正如有的学者发现的，全世界范围内的普通民众中，有这样两个截然不同的、具有典型意义的社会群体，不仅非常容易相信“谎言帝国”制造的谎言，而且事实上成为了“谎言帝国”最为坚实的两个社会基础。 <text:line-break/><text:line-break/>西方社会普通民众 <text:line-break/><text:line-break/>其中的一个社会群体，是人们很容易想到的，就是“谎言帝国”所在的西方国家的普通民众。这个群体的特殊性在于，虽然这个群体的受教育程度相对较高，接触的信息量也相对较大，通信和媒体技术也相对较发达，但是令人惊讶的是，这个群体中的无知和反智程度却都有加速发展的趋势，事到如今已经到了非常严重的地步。 <text:line-break/><text:line-break/>导致出现这个反常现象的原因有很多，也有了很多分析和论述，但最主要的原因不是别的什么，正是“谎言帝国”针对西方社会普通民众长期施加作用和影响的结果，这一点是确定无疑的。 <text:line-break/>美国左翼作家、记者安德烈·弗尔切克曾经说过一句很经典的话：“在这个世界所有大洲都居住过以后，我真的相信，‘西方人’是这个地球上最教条、消息最不灵通和最缺乏批判精神的一个群体。但他们自己却相信自己是消息最灵通的人和‘最自由’的人。” <text:line-break/><text:line-break/>问题恰恰就出在了“相信自己是消息最灵通的人和‘最自由’的人”这个巨大的认知错误之上。实际上，西方社会普通民众中的绝大多数都未认识到，他们每天接触的主流媒体长期以来恰恰就是将他们作为最主要的欺骗对象，不仅经年累月向他们灌输大量的量身定做的虚假信息，同时还要让他们相信自己接收到的信息都是多元的、透明的、自由流动的，相信他们自己对于信息的判断也是独立的、自主的、不受影响的。在这种情况下，这个群体不变成“最教条、消息最不灵通和最缺乏批判精神的一个群体”，几乎是不可能的。 <text:line-break/><text:line-break/>在西方社会以外的社会，普通民众虽然也会接触大量虚假信息，但是他们并不会盲目地相信自己处在所谓“言论自由”、“多元观点”、“平衡报道”、“信息自由流动”的信息环境中，所以他们还会保持最起码的怀疑能力、独立判断能力和批判能力，不会完全被谎言和欺骗所俘虏。 <text:line-break/><text:line-break/>网络媒体时代的到来，进一步加速了西方社会普通民众整体上的无知和反智程度。原因是一样的：由于他们最坚定地认为他们接收到的网络信息是最多元、最透明、最自由的，所以他们也最容易被关进为他们量身定做的一个个单独的“信息茧房”，成为了那几个互联网平台巨头所操控的对象。 <text:line-break/>对于“谎言帝国”来说，西方社会的普通民众必须被紧紧地、时时地加以操控，因为他们构成了虚假的自由民主制度的基础，失去了操控就意味着整个制度大厦的倒塌，后果不堪设想。 <text:line-break/><text:line-break/>从广播时代到电视时代，再到互联网时代，无数的媒体技术被发明出来，都在服务于欺骗和操控民众的目的，其效果如何不言自明。写过《娱乐至死》一书的尼尔·波兹曼说："人们用笑声代替了思考，然后变得不再知道自己为什么笑以及为什么不再思考。" <text:line-break/><text:line-break/>《反智时代》一书的作者苏珊·雅各比针对美国的谎言文化写道：“和大多数政客一样，大部分媒体舆论制造者们都决定假装愚蠢的标准没有降低，而且还要讨好美国人，告诉他们，他们和他们的子女们其实是这个国家有史以来最聪明、教育水平最高的一代人。 ”结果就是：“当前，每个公民都必须面对的关键问题是，是否要让无知去压制知识。” <text:line-break/><text:line-break/>就这样，带着普遍的无知和反智，西方社会普通民众实际上让自己成为了“谎言帝国”不可或缺的组成部分。 <text:line-break/><text:line-break/>前殖民地国家部分精英 <text:line-break/><text:line-break/>值得注意的是，与这个特殊群体相对应的，还有另外一个特殊群体，带着另外的一种特质，同样也让自己成为了“谎言帝国”不可或缺的组成部分。出乎人们意料的是，这个群体正好与西方社会普通民众相对，位于世界的另一极，就是那些在历史上遭受过残酷殖民统治的前殖民地国家的一部分精英。 <text:line-break/><text:line-break/>举个著名的例子。1865年-1909年期间在位的比利时国王利奥波德二世，被比利时人尊为“建造者之王”，因为今天那些仍然作为比利时著名地标的众多华丽建筑物、博物馆和公园大都是他的杰作。为了纪念他，他的雕像直到2020年之前还在比利时主要城市里处处可见。人们一直都相信是这位“富有远见的”国王将比利时打造成了一个强大、繁荣的国家并“拥有自己美丽而平静的殖民地”，在一般的评价中，只是偶尔提及他“有时对他的人民很严厉”。 <text:line-break/><text:line-break/>真相是在发生之后才逐渐为世人所知的，“he sometimes treated his people harshly”这句话的每一个单词背后大约是200万个“刚果自由邦”奴隶的生命。真实的故事中包括人们难以想象的暴行——强迫劳动、频繁殴打、大规模屠杀、断手断脚作为惩罚等等，因此仅仅用“种族灭绝”已不足以为他定罪，有人后来专门为他创造了“危害人类罪”一词，用以定义一种顶级的罪行，一种作为人类中的一员可能犯下的最严重罪行。 <text:line-break/><text:line-break/>但是，“谎言帝国”不会让真相完全压倒谎言，它既然可以把新疆的无说成有，当然也能够把刚果的有说成无，实在抵赖不了就干脆把恶说成善。 <text:line-break/><text:line-break/>刚果共和国1960年脱离比利时殖民统治获得独立，但在1966年之前，刚果民主共和国首都的名字仍然沿用“利奥波德维尔”的旧名。在包含了无数谎言的“再教育”持续作用下，刚果民主共和国政府中一直有部分精英人士主动为这位前宗主国的魔鬼辩护，宣称那个时期堪称史上最野蛮的殖民化政策不仅没有错，而且还是一种“文明”。甚至直到2005年还有人在该国首都中央车站附近又为纪念利奥波德重新竖立起一个他的巨大雕像。 <text:line-break/><text:line-break/>对受害者再次加害，通过谎言把他们变成受骗者，让他们不仅接受过去的加害，而且继续尊重加害者，无形中又成为了当下的受害者……这不是绕口令，这是“谎言帝国”最高级的一种游戏。而如此高级的游戏之所以能够一再地重复并取得成功，当然必须要取决于接受者对谎言的相信，而且不是一般的接受者，是那个过去受害、现在继续受害的接受者。 <text:line-break/><text:line-break/>这是一种令人绝望的情况，任何一个想要揭露“谎言帝国”、戳穿它的欺骗伎俩的批判者，在面对这种由受害者群体中的精英人士对谎言的深信不疑所组成的无形抵抗时，也只能铩羽而归。如果“谎言帝国”真的有什么难以攻破的堡垒，这里算是一座。 <text:line-break/><text:line-break/>除了非洲，在今天的拉美国家、印度等前殖民地国家中，“谎言帝国”最高级游戏的成功记录也都处处可见。今天的西方人，只要看到在这些国家的广场上为纪念西方殖民官建造的雕像和纪念碑还都竖立着，学校的教科书里关于“文明”与“野蛮”的论述还没修改，精英层中的亲西方人士还都说着与西方媒体高度一致的话语，而他们本人也还继续受到当地人的尊重和崇拜，他们就安枕无忧了，也就愈发明白谎言的价值了。 <text:line-break/><text:line-break/>正是通过“谎言帝国”这种高级游戏，通过对前殖民地精英群体的精神和思想的控制，历史上殖民主义政策所制造的各种罪恶，基本上已经脱罪了，犯罪者也都逃避惩罚了，而且通过让受害者又变成受骗者，现实中的新殖民主义政策又可以非常轻而易举地得到辩护了，征服和掠夺他国的事业也可以顺利地继续进行下去了。 <text:line-break/><text:line-break/>如此看来，对于任何一个过去有过殖民主义黑暗历史、今天还继续实行着各种新殖民主义政策的国家来说，“谎言帝国”并不是可有可无，而是须臾不可离，一旦失去就将面临灭顶之灾，对黑暗历史的清算浪潮和对丑恶现实的反抗浪潮都会扑面而来，这是绝对不可以发生的事情。因此“谎言帝国”在西方集团中必须成为一个由全民族、全社会、全集团共同加以维护的功能实体。 <text:line-break/><text:line-break/>“谎言帝国”就是这样得到了它所需要的社会基础。对于它所制造并散布的弥天大谎，例如关于中国新疆的种种谎言，它相信在西方社会普通民众中和前殖民地国家的精英群体中都可以得到很大比例的信众。但可以肯定，前者中的大部分人在地图上根本找不到新疆在哪里，而后者中的大部分人则只会鹦鹉学舌地重复他们被告知的每一句话。 <text:line-break/><text:line-break/>对于“谎言帝国”来说，这是巨大的成就，对于这个世界来说，这是巨大的不幸。 <text:line-break/>此文是揭露“谎言帝国”真相的第三篇，后续各篇敬请继续关注。</text:p>
      <text:p text:style-name="P2">赤   |  2022.04.06 11:12   |   <text:a xlink:type="simple" xlink:href="http://palinfo.habago.org/Entry?Command=Information_PrintForum&amp;iPage=2#FORUM42182"><text:span text:style-name="T1">#</text:span></text:a></text:p>
      <text:p text:style-name="P4">近日包含微博的許多大陸社交平台，都新增了顯示IP的功能，綠蟑螂反串帶風向的技倆也愈來愈不管用了。現在回頭看，網路長城真的是一個很了不起的政策，它不僅讓中國得以擁有自己的互聯網主權，也擁有自己的互聯網巨頭公司。反觀這次俄烏戰爭，建構在西方平台的俄羅斯媒體遭到封禁消音，也徹底說明了國家主權這玩意並不侷限於實體的領土領海領空，網際網路和話語權也是主權中無形的一環。</text:p>
      <text:p text:style-name="P2">五元   |  2022.04.06 08:41   |   <text:a xlink:type="simple" xlink:href="http://palinfo.habago.org/Entry?Command=Information_PrintForum&amp;iPage=2#FORUM42181"><text:span text:style-name="T1">#</text:span></text:a></text:p>
      <text:p text:style-name="P3">to 李念淨 <text:line-break/><text:line-break/>那些用簡體的留言很多是1450帶風向,只能從習慣用語或是ID找出破綻, <text:line-break/>例如:ID名稱+一串數字,這種通常都是1450的帳號, <text:line-break/>有些是發言時用注音文或是使用台灣的流行語, <text:line-break/>開口閉口就是要人反思,無腦的強調民主自由, <text:line-break/>這類留言很大機率是1450的反串.</text:p>
      <text:p text:style-name="P2">赤   |  2022.04.06 00:00   |   <text:a xlink:type="simple" xlink:href="http://palinfo.habago.org/Entry?Command=Information_PrintForum&amp;iPage=2#FORUM42180"><text:span text:style-name="T1">#</text:span></text:a></text:p>
      <text:p text:style-name="P4">至於那些互聯網上的網民就算了吧，基於意氣用事和情感的言論不值幾毛錢，再說了互聯網用戶那麼多，有不同的聲音很正常的。</text:p>
      <text:p text:style-name="P2">赤   |  2022.04.05 23:56   |   <text:a xlink:type="simple" xlink:href="http://palinfo.habago.org/Entry?Command=Information_PrintForum&amp;iPage=2#FORUM42179"><text:span text:style-name="T1">#</text:span></text:a></text:p>
      <text:p text:style-name="P3">俄國可以虛，但不能弱，更不能敗。一旦俄國徹底倒了，中國便成為盎薩軸心國集團最後的目標，局勢將更加艱困。我滿希望俄軍的撤退是為了重新佈署新一波進攻，要是能拿下基輔最好(也可以給人渣黨們一個警示)，一方面久經消耗的俄國必定會需要向中國請求經濟上的援助，中國便可藉地利與政治之便獲取俄羅斯的市場與資源(ex:華為手機與作業系統進軍俄羅斯市場、中資入股俄企)，這麼一來印度或許也可以老實一點。 <text:line-break/><text:line-break/>單純從祖國的利害角度出發而已。 </text:p>
      <text:p text:style-name="P2">李念淨   |  2022.04.05 13:16   |   <text:a xlink:type="simple" xlink:href="http://palinfo.habago.org/Entry?Command=Information_PrintForum&amp;iPage=3#FORUM42178"><text:span text:style-name="T1">#</text:span></text:a></text:p>
      <text:p text:style-name="P3">中國國內的輿論環境上個人覺得不太樂觀，比方近日烏克蘭跟西方媒體大肆宣傳的那個布查大屠殺就錯謬百出，製造口實跟大打烏賊戰。 <text:line-break/><text:line-break/>打伊拉克要口實就拿洗衣粉，打南斯拉夫就捏造一個把小鎮的人都炸死，打敘利亞……等，歐美國家反正都喜歡賊喊抓賊 <text:line-break/><text:line-break/>就這樣漏洞百出的說法，知乎微博卻非常受用，一大堆大陸網友支持烏方（人群還大多數跟支持與病毒共存的重疊） <text:line-break/><text:line-break/>要不是用的是簡體中文我還以為真的在台灣ptt這種陰間論壇。</text:p>
      <text:p text:style-name="P2">赤   |  2022.04.03 20:17   |   <text:a xlink:type="simple" xlink:href="http://palinfo.habago.org/Entry?Command=Information_PrintForum&amp;iPage=3#FORUM42177"><text:span text:style-name="T1">#</text:span></text:a></text:p>
      <text:p text:style-name="P4">剛剛想到的，雖說以中國目前的政治體制而言，美帝要在中國策動顏色革命的難度是非常高的，可眾所皆知，中共高層政治生態複雜。現任的習近平強化了黨的集權和個人威望，屆時習卸任後，是否會產生權力真空?而美帝是否會見縫插針，藉機拉攏中共內部勢力，進而影響到中國?我認為這算是一個隱憂。 <text:line-break/><text:line-break/></text:p>
      <text:p text:style-name="P2">和光同塵   |  2022.04.02 17:00   |   <text:a xlink:type="simple" xlink:href="http://palinfo.habago.org/Entry?Command=Information_PrintForum&amp;iPage=3#FORUM42176"><text:span text:style-name="T1">#</text:span></text:a></text:p>
      <text:p text:style-name="P3"><text:a xlink:type="simple" xlink:href="https://www.guancha.cn/JinCanRong/2022_04_02_632942.shtml"><text:span text:style-name="T2">https://www.guancha.cn/JinCanRong/2022_04_02_632942.shtml</text:span></text:a><text:s/><text:line-break/><text:line-break/>1.與前幾周戰事剛爆發所做的判斷不同，金教授終于認知到西方很快就要空前的聯合對付中國，中國並沒有什麼「戰略機遇期」。 <text:line-break/><text:line-break/>2.美國未來將對中國做軍事方面的極限施壓，特別是台海方面。 <text:line-break/><text:line-break/>3.核戰爭的風險；光是中國認為自己核安全是不夠的，重要是對方怎麼想，特別是又蠢又壞的敵人所帶來的傷害是完全無上限的。 <text:line-break/><text:line-break/>4.中國應該徹底放棄「韜光養晦」思維，外交、軍事、金融、宣傳都是，表達方式要更明確，要使用敵人聽得懂的方式。 <text:line-break/><text:line-break/>5.最後還帶到一點學術腐敗如何(嚴重)妨礙決策的現象。 <text:line-break/><text:line-break/>1、2、3、4、5是連貫的，因為5，所以4拖得太久，並且誤判了1，以至現今才發現3的嚴重急迫性，2則是3最可能的引爆點。</text:p>
      <text:p text:style-name="P2">許世勤   |  2022.04.01 09:41   |   <text:a xlink:type="simple" xlink:href="http://palinfo.habago.org/Entry?Command=Information_PrintForum&amp;#FORUM42175"><text:span text:style-name="T1">#</text:span></text:a></text:p>
      <text:p text:style-name="P3">俄羅斯方面指稱，烏克蘭緊鄰白俄羅斯邊境的生物實驗室，一直在進行如何利用無人機散布生物戰劑的研究。該研究甚至有美國國防威脅應對機構DTRA與烏方簽署的合約，光是一間實驗室就有美國防部一年投入超過三千萬美元的預算。如果為了應對國防「威脅」，應該是投入研究如何「防範」，這種研究如何散布生物戰劑的研究，更像是一種製造威脅的舉動。可見美國以「安全」為名，卻在世界各地不斷製造危險。 <text:line-break/><text:line-break/>2018年的時候，俄羅斯質問美國關於美國專利編號第8967029號(US patent, No. 8967029)用以散布可經由空氣傳播致病原的「技術」。要注意的是，這項技術專利的目的是「散播」疾病，並不是「預防」或「治療」。關於俄羅斯的質問，美方的回答是承認這一項專利的存在，但也強調這項技術並不違反關於禁止化學及生物戰劑的條約。至於是基於什麼理由沒有違反條約，美方並未具體說明。顯然，美國在遇到明顯理虧的質疑時，一向是靠躲、閃、飄，打迷糊仗。美國的政治就是一層又一層的欺騙，美國人民其實也是受害者。</text:p>
      <text:p text:style-name="P2">jackie   |  2022.04.01 08:14   |   <text:a xlink:type="simple" xlink:href="http://palinfo.habago.org/Entry?Command=Information_PrintForum&amp;#FORUM42174"><text:span text:style-name="T1">#</text:span></text:a></text:p>
      <text:p text:style-name="P4">&gt;&gt;&gt; 施打疫苗會抑制先天免疫反應，⋯，不知道有沒有這一類的paper可以參考？ <text:line-break/><text:line-break/>https://wleemc.pixnet.net/blog/post/121344170 <text:line-break/><text:line-break/>奈及利亞是非洲經濟最好的國家，人口兩億，GDP排名25與台灣24相當，疫苗接種一劑10.2%，兩劑4.6%，你搜尋 "奈及利亞 新冠 確診" 會發現今年2-3月沒有Omicron peak。 <text:line-break/><text:line-break/><text:line-break/>如果對這方面議題有疑問的話，可以直接去請教李教授會比較快，畢竟醫學、生化等並不是我的專業，我看李教授的文章，是當作科普文章來看，自己也沒深入研究過免疫學、分子生化學相關的知識！</text:p>
      <text:p text:style-name="P2">jackie   |  2022.04.01 08:05   |   <text:a xlink:type="simple" xlink:href="http://palinfo.habago.org/Entry?Command=Information_PrintForum&amp;#FORUM42173"><text:span text:style-name="T1">#</text:span></text:a></text:p>
      <text:p text:style-name="P3"><text:span text:style-name="T5">🔴</text:span>美媒证实：邮件显示亨特·拜登曾协助资助乌克兰生物实验室 <text:line-break/>2022／03／28 16:10 环球时报新媒体 <text:line-break/><text:line-break/>据《纽约邮报》26日报道，电子邮件显示，俄罗斯方面所称的美国总统拜登的儿子亨特·拜登“曾经资助位于乌克兰的生物实验室”是基于事实的。 <text:line-break/><text:line-break/>报道提到，《纽约邮报》曾在2020年10月独家报道了亨特·拜登一个笔记本电脑上的一系列电子邮件，发现他在帮助加州一名国防承包商分析在乌克兰生物实验室研究的致命疾病和生物武器方面发挥了作用。 <text:line-break/><text:line-break/>据俄媒此前报道，俄罗斯国防部发言人伊戈尔·科纳申科夫（Igor Konashenkov）于3月6日表示，在俄罗斯的军事行动开始后，乌克兰当局已接到指示，要彻底销毁与五角大楼资助的在乌克兰的生物战项目有关的证据。 <text:line-break/><text:line-break/>科纳申科夫还公布了乌克兰生物实验室雇员提供的文件摘录，这些文件涉及乌克兰卫生部长维克多·利亚申科（Viktor Liashko）2月24日的一封信，信中命令销毁炭疽、鼠疫、土拉菌病、霍乱和其他致命病原体。科纳申科夫说:“这些文件证实，在靠近俄罗斯领土的乌克兰生物实验室，正在进行生物武器的开发。” <text:line-break/><text:line-break/>美国副国务卿维多利亚·纽兰（Victoria Nuland）随后于3月8日在参议院外交关系委员会的听证会上作证时承认，华盛顿一直在努力确保在乌克兰生物实验室中保存的“材料”不会落入俄罗斯军方手中。 <text:line-break/><text:line-break/>俄军辐射、化学和生物防护部队司令基里洛夫在3月24日发布新闻公告称，由美国总统拜登之子亨特·拜登领导的名为“罗斯蒙特·塞尼卡”的投资基金参与资助了乌克兰生物实验室。 <text:line-break/><text:line-break/>此外塔斯社报道称，俄罗斯国家杜马议长维亚切斯拉夫·沃罗金（Vyacheslav Volodin）还表示:“美国总统乔·拜登本人参与了乌克兰生物实验室的创建。” <text:line-break/><text:line-break/>“由他的儿子亨特·拜登运营的一个投资基金，资助了美军生物项目的研究。很明显，乔·拜登作为亨特·拜登的父亲和美国国家元首，知晓这一活动。”沃罗金说，并要求美国国会进行调查、白宫作出解释。 <text:line-break/><text:line-break/>美国情报官员早些时候驳斥了俄方这一说法，并解释说，乌克兰致力于病原体研究的生物实验室并不是秘密，并公开接受了华盛顿的资助。 <text:line-break/><text:line-break/>然而，由《纽约邮报》最先获得，由英国《每日邮报》上周五率先报道的这些电子邮件显示，俄罗斯方面有关亨特的投资基金参与为乌克兰生物实验室项目筹集资金的最新说法是准确的。这些电子邮件来自亨特2019年4月遗弃在新泽西州维修店的一台笔记本电脑。 <text:line-break/><text:line-break/>根据内容涉及亨特商业活动的这些电子邮件，“罗斯蒙特·塞尼卡”投资基金（Rosemont Seneca Technology Partners）向旧金山病原体研究公司Metabiota投资了50万美元，并通过高盛等公司另外筹集了数百万美元。 <text:line-break/><text:line-break/>2014年4月，Metabiota公司副总裁玛丽·古提里（Mary Guttieri）发邮件给亨特:“正如承诺的那样，我已经准备了附件备忘录，其中概述了Metabiota、我们在乌克兰的参与，以及我们如何利用我们的团队、网络和概念，维护乌克兰的文化和经济独立于俄罗斯，并继续融入西方社会。” <text:line-break/><text:line-break/>Metabiota公司承接了美国军事承包商Black &amp;; Veatch的分包合同，该承包商在2010年受美国政府委托，在敖德萨建立一个实验室，旨在“加强政府现有的监测系统，以发现、报告和应对生物恐怖袭击和潜在的流行病。” <text:line-break/><text:line-break/>美国政府财政支出记录显示，2014年晚些时候，美国向Metabiota公司拨款2390万美元，其中30万7091美元用于“乌克兰研究项目”。 <text:line-break/><text:line-break/>电子邮件显示，亨特还向投资者吹嘘，他的公司为Metabiota筹措了资金，并帮助它“获得了新客户”，包括“政府机构”。（编辑：ZLQ） <text:a xlink:type="simple" xlink:href="https://tinyurl.com/2kdbbm22"><text:span text:style-name="T2">https://tinyurl.com/2kdbbm22</text:span></text:a><text:s/><text:line-break/><text:line-break/><text:line-break/><text:line-break/><text:span text:style-name="T5">🔴</text:span>西方媒體爆料：拜登兒子介入生物武器實驗室 <text:line-break/><text:a xlink:type="simple" xlink:href="https://youtu.be/mDqJPzpgwRw"><text:span text:style-name="T2">https://youtu.be/mDqJPzpgwRw</text:span></text:a><text:s/><text:line-break/><text:line-break/><text:span text:style-name="T5">🔴</text:span>22.03.31'【兩岸毅忠】1、震撼彈，英國每日郵報爆料，拜登兒子亨特介入生化武器實驗室。2、烏克蘭戰爭最新發展？邱毅獨家解析！ 3、美國民主基金會的頭頭來台灣，又在密謀什麼顏色革命的大行動？ <text:line-break/><text:a xlink:type="simple" xlink:href="https://youtu.be/qaJewPNd6Bw"><text:span text:style-name="T2">https://youtu.be/qaJewPNd6Bw</text:span></text:a><text:s/><text:line-break/><text:line-break/><text:span text:style-name="T5">🔴</text:span><text:a xlink:type="simple" xlink:href="https://tw.stock.yahoo.com/news/%E9%BB%9E%E5%90%8D%E6%8B%9C%E7%99%BB%E4%B9%8B%E5%AD%90-%E4%BF%84%E5%9C%8B%E9%98%B2%E9%83%A8-%E7%BE%8E%E5%9C%A8%E7%83%8F%E5%85%8B%E8%98%AD%E7%94%9F%E7%89%A9%E8%BB%8D%E4%BA%8B%E6%B4%BB%E5%8B%95%E8%B3%87%E5%8A%A9%E8%80%85%E6%9C%89%E4%BB%96-053141248.htmlhttps://tw.stock.yahoo.com/news/%E9%BB%9E%E5%90%8D%E6%8B%9C%E7%99%BB%E4%B9%8B%E5%AD%90-%E4%BF%84%E5%9C%8B%E9%98%B2%E9%83%A8-%E7%BE%8E%E5%9C%A8%E7%83%8F%E5%85%8B%E8%98%AD%E7%94%9F%E7%89%A9%E8%BB%8D%E4%BA%8B%E6%B4%BB%E5%8B%95%E8%B3%87%E5%8A%A9%E8%80%85%E6%9C%89%E4%BB%96-053141248.html">https://tw.stock.yahoo.com/news/點名拜登之子-俄國防部-美在烏克蘭生物軍事活動資助者有他-053141248.html</text:a><text:s/><text:line-break/><text:line-break/><text:span text:style-name="T5">🔴</text:span><text:a xlink:type="simple" xlink:href="https://www.hk01.com/%E5%8D%B3%E6%99%82%E5%9C%8B%E9%9A%9B/751186/%E4%BF%84%E7%BE%85%E6%96%AF%E5%9C%8B%E9%98%B2%E9%83%A8-%E7%BE%8E%E5%9C%8B%E5%9C%A8%E7%83%8F%E5%85%8B%E8%98%AD%E7%94%9F%E7%89%A9%E8%BB%8D%E4%BA%8B%E6%B4%BB%E5%8B%95%E8%B3%87%E5%8A%A9%E8%80%85%E8%88%87%E6%8B%9C%E7%99%BB%E4%B9%8B%E5%AD%90%E6%9C%89%E9%97%9C">俄羅斯國防部：美國在烏克蘭生物軍事活動資助者與拜登之子有關 <text:line-break/>https://www.hk01.com/即時國際/751186/俄羅斯國防部-美國在烏克蘭生物軍事活動資助者與拜登之子有關</text:a><text:s/><text:line-break/><text:line-break/></text:p>
      <text:p text:style-name="P2">陳真   |  2022.04.01 01:56   |   <text:a xlink:type="simple" xlink:href="http://palinfo.habago.org/Entry?Command=Information_PrintForum&amp;#FORUM42172"><text:span text:style-name="T1">#</text:span></text:a></text:p>
      <text:p text:style-name="P4">政治有何存在價值？ <text:line-break/><text:line-break/>陳真 <text:line-break/><text:line-break/>2022. 04. 01. <text:line-break/><text:line-break/><text:line-break/>別人對我怎麼描述，我一無所知，我也不想知道，因為我不相信人們對我會有適當的評價。以台灣人熱衷島內藍綠政治的性格，我用肚臍想大概也能猜出人們會以一種什麼方式理解我，一定會扯上民進黨或扯上政治對不對？對此我有說不出來的厭惡與反感。政治說一千次一萬次其實都還是一樣，它不過就是讓人們可以好好過生活。特別是那些根本無法為自己發聲者，例如兒童，他們的一切，更應擺在所謂政治的首位。 <text:line-break/><text:line-break/>就島內來講，甚至島外也一樣，我不想假裝謙虛，我想我可以無愧地自稱是兒童人權與兒童福利的先驅。我曾經以為，成功不必在我，只要改朝換代，島內兒童就會受到最好、最優先的待遇。我真沒想到，三十幾年來，付出那麼大的個人痛苦代價，到頭來，兒童卻依然處於政治最無關痛癢的小角落，而非核心第一優先的地位；兒童相關權力業務，變成一種政治酬庸，一種虛應故事的官僚體制。尤有甚者，兒童非但沒有成為政治的核心，反而成為官僚政治的犧牲品。 <text:line-break/><text:line-break/>我更沒想到的是，三、四十年前，我只是一個窮到三餐不繼的大學生，都能夠為廣大的各種弱勢兒童發聲，甚至傳揚國際，為國際兒童人權做出貢獻，並且獲得來自海內外各界的強烈支持，迫使掌權者必須做出回應與改變。三、四十年後，我卻反而連一點點最起碼的自家小孩之免於遭受百般刁難的基本權益都無法保障，只能任人宰割，作威作福，幾年來每天忍受來自官僚體系以及所謂兒福團體的百般刁難與折磨，惡劣至極。 <text:line-break/><text:line-break/>我不得不一竿子打翻一船人，因為事實就是如此，除了惡劣顢頇至極的官僚體系外，所有島內所謂兒福團體，根本統統都是混蛋王八蛋。我指的就是所有團體，無一例外。 <text:line-break/><text:line-break/>我始終很尊敬陳菊，至今依然。但是，因為政治上的對立，讓我不想再跟過去的所有美麗島前輩們連繫。但是，實在受不了長達六、七年、來自他媽的所謂兒福團體與官僚體系的百般刁難與虐待，我最近被迫找出陳菊的私人手機，跟她連絡上。她立即做出回應。如我所料，光憑她一句話，他媽的所有刁難竟然瞬間消失得無影無蹤，消失得彷彿根本不曾存在過。這樣一種人治，就是我們過去付出個人慘烈痛苦代價所要追求的政治理想嗎？ <text:line-break/><text:line-break/>剛剛看到底下這新聞，讓我滿腔怒火。他媽的這些混蛋法官，把一個被社會逼到牆角、哀哀無告的可憐母親，竟然說成 "泯滅人性"，甚至一度還要把她槍斃。他媽的，我看這種泯滅人性的恐龍法官才應該槍斃，負責兒童業務的官方機構之主其事者也該槍斃！包括官方機構或所謂兒福團體底下的許多社工或辦事人員，以及他媽的作威作福為所欲為的所謂兒福團體，一樣都該槍斃。這些人的心裏頭根本沒有兒童，沒有憐憫，沒有想過哀哀無告者的痛苦。 <text:line-break/><text:line-break/>一種根本無視於弱勢者的政治或政權，有何存在價值？ <text:line-break/><text:line-break/>===================== <text:line-break/>單親媽勒斃子女一度判死 改處無期徒刑定讞 <text:line-break/><text:line-break/>The Central News Agency 中央通訊社 <text:line-break/><text:line-break/>2022年3月31日 <text:line-break/><text:line-break/>（中央社記者蕭博文台北31日電）吳姓單親媽媽勒死一對年幼子女，一審判處死刑，二審高院認為吳女仍有復歸的正向期待，改判無期徒刑；最高法院今天駁回吳女的上訴，全案定讞。 <text:line-break/><text:line-break/>新北地檢署起訴指控，吳姓女子離婚後獨自扶養6歲兒子、7歲女兒，民國109年間因經濟困窘，又與兄、嫂爭執，帶小姊弟投宿旅館，在旅館內下藥迷昏小姊弟後勒斃，吳女則輕生獲救。 <text:line-break/><text:line-break/>一審新北地方法院認為，吳女僅因一時生活不順遂，無視子女對母親孺慕之情深厚，不顧子女哭泣反抗，斷然片面決定結束小姊弟生命，異常殘忍、冷血，極端惡劣，嚴重扭曲人類存在基本價值。 <text:line-break/><text:line-break/>一審認為，吳女輕賤子女生命，顯露極自大、自我、自私與無知性格，事後毫無悔意，極端惡劣、泯滅人性，依殺人罪判處死刑。 <text:line-break/><text:line-break/>吳女提起上訴，二審由台灣高等法院審理。吳女庭上多次流淚、坦承殺害2名小孩，並表示這幾年她寧可餓肚子，也不會讓孩子餓肚子，作為母親這7年來，不敢說是100分，但自認是99分媽媽，敗在自己承受不了經濟、家庭、感情的壓力。 <text:line-break/><text:line-break/>二審審理後認為，量刑鑑定結果顯示吳女行為時受憂鬱症所苦，承受極大心理壓力；吳女犯後深表後悔，在獄中努力學習，對未來仍有高度期待，讓吳女接受治療、緩解病情，重新架構自我信念，即有復歸的正向期待。 <text:line-break/><text:line-break/>二審指出，自吳女案發後的心理衡鑑與晤談，可見其人格、心理固有重大缺失，但未見有泯滅人性之反社會人格。 <text:line-break/><text:line-break/>二審認為，吳女所為已嚴重違反兒童權利公約施行法所揭示兒童權利應予保護的規範，也符合公民與政治權利國際公約及經濟社會文化權利國際公約施行法中所規定的「情節最重大之罪」，但尚無與社會永久隔離的必要，改判無期徒刑，褫奪公權終身。 <text:line-break/><text:line-break/>吳女提起上訴，最高法院認為二審判決並無違誤，今天駁回上訴定讞。（編輯：張銘坤）11103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